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Code Pro" svg:font-family="'Source Code Pro'"/>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text-properties officeooo:rsid="0066e6fe" officeooo:paragraph-rsid="0066e6fe"/>
    </style:style>
    <style:style style:name="P2" style:family="paragraph" style:parent-style-name="Standard">
      <style:text-properties fo:language="es" fo:country="CL" fo:font-weight="normal" officeooo:rsid="0035f791" officeooo:paragraph-rsid="0035f791" style:font-size-asian="10.5pt" style:font-weight-asian="normal" style:font-weight-complex="normal"/>
    </style:style>
    <style:style style:name="P3" style:family="paragraph" style:parent-style-name="Standard">
      <style:text-properties officeooo:rsid="008673ce" officeooo:paragraph-rsid="008673ce"/>
    </style:style>
    <style:style style:name="P4" style:family="paragraph" style:parent-style-name="Standard">
      <style:paragraph-properties fo:text-align="center" style:justify-single-word="false"/>
      <style:text-properties fo:color="#030016" fo:language="es" fo:country="CL" officeooo:rsid="00214910" officeooo:paragraph-rsid="009bce65" style:font-size-asian="10.5pt"/>
    </style:style>
    <style:style style:name="P5" style:family="paragraph" style:parent-style-name="Standard">
      <style:text-properties fo:color="#030016" fo:language="es" fo:country="CL" officeooo:rsid="00214910" officeooo:paragraph-rsid="00244b38" style:font-size-asian="10.5pt"/>
    </style:style>
    <style:style style:name="P6" style:family="paragraph" style:parent-style-name="Standard">
      <style:paragraph-properties fo:text-align="justify" style:justify-single-word="false"/>
      <style:text-properties fo:color="#030016" fo:language="es" fo:country="CL" officeooo:rsid="00214910" officeooo:paragraph-rsid="00214910" style:font-size-asian="10.5pt"/>
    </style:style>
    <style:style style:name="P7" style:family="paragraph" style:parent-style-name="Standard">
      <style:paragraph-properties fo:text-align="center" style:justify-single-word="false"/>
      <style:text-properties fo:color="#030016" fo:language="es" fo:country="CL" officeooo:rsid="004b1e3f" officeooo:paragraph-rsid="004b1e3f" style:font-size-asian="10.5pt"/>
    </style:style>
    <style:style style:name="P8" style:family="paragraph" style:parent-style-name="Standard">
      <style:text-properties fo:color="#030016" fo:language="es" fo:country="CL" officeooo:rsid="00244b38" officeooo:paragraph-rsid="00244b38" style:font-size-asian="10.5pt"/>
    </style:style>
    <style:style style:name="P9" style:family="paragraph" style:parent-style-name="Standard">
      <style:paragraph-properties fo:text-align="justify" style:justify-single-word="false"/>
      <style:text-properties fo:color="#030016" fo:language="es" fo:country="CL" officeooo:rsid="00244b38" officeooo:paragraph-rsid="00962166" style:font-size-asian="10.5pt"/>
    </style:style>
    <style:style style:name="P10" style:family="paragraph" style:parent-style-name="Standard">
      <style:paragraph-properties fo:text-align="justify" style:justify-single-word="false"/>
      <style:text-properties fo:color="#030016" fo:language="es" fo:country="CL" officeooo:rsid="00244b38" officeooo:paragraph-rsid="00981219" style:font-size-asian="10.5pt"/>
    </style:style>
    <style:style style:name="P11" style:family="paragraph" style:parent-style-name="Standard">
      <style:text-properties fo:color="#030016" fo:language="es" fo:country="CL" officeooo:rsid="00291112" officeooo:paragraph-rsid="00291112" style:font-size-asian="10.5pt"/>
    </style:style>
    <style:style style:name="P12" style:family="paragraph" style:parent-style-name="Standard">
      <style:paragraph-properties fo:text-align="justify" style:justify-single-word="false"/>
      <style:text-properties fo:color="#030016" fo:language="es" fo:country="CL" officeooo:rsid="00291112" officeooo:paragraph-rsid="00291112" style:font-size-asian="10.5pt"/>
    </style:style>
    <style:style style:name="P13" style:family="paragraph" style:parent-style-name="Standard">
      <style:text-properties fo:color="#030016" fo:language="es" fo:country="CL" officeooo:rsid="00291112" officeooo:paragraph-rsid="00962166" style:font-size-asian="10.5pt"/>
    </style:style>
    <style:style style:name="P14" style:family="paragraph" style:parent-style-name="Standard">
      <style:text-properties fo:color="#030016" fo:language="es" fo:country="CL" officeooo:rsid="00291112" officeooo:paragraph-rsid="00a62a65" style:font-size-asian="10.5pt"/>
    </style:style>
    <style:style style:name="P15" style:family="paragraph" style:parent-style-name="Standard">
      <style:paragraph-properties fo:text-align="justify" style:justify-single-word="false"/>
      <style:text-properties fo:color="#030016" fo:language="es" fo:country="CL" officeooo:rsid="002e8d32" officeooo:paragraph-rsid="002e8d32" style:font-size-asian="10.5pt"/>
    </style:style>
    <style:style style:name="P16" style:family="paragraph" style:parent-style-name="Standard">
      <style:paragraph-properties fo:text-align="justify" style:justify-single-word="false"/>
      <style:text-properties fo:color="#030016" fo:language="es" fo:country="CL" officeooo:rsid="002e8d32" officeooo:paragraph-rsid="003c57b3" style:font-size-asian="10.5pt"/>
    </style:style>
    <style:style style:name="P17" style:family="paragraph" style:parent-style-name="Standard">
      <style:paragraph-properties fo:text-align="justify" style:justify-single-word="false"/>
      <style:text-properties fo:color="#030016" fo:language="es" fo:country="CL" officeooo:rsid="002e8d32" officeooo:paragraph-rsid="003e2420" style:font-size-asian="10.5pt"/>
    </style:style>
    <style:style style:name="P18" style:family="paragraph" style:parent-style-name="Standard">
      <style:text-properties fo:color="#030016" fo:language="es" fo:country="CL" officeooo:rsid="002e8d32" officeooo:paragraph-rsid="002e8d32" style:font-size-asian="10.5pt"/>
    </style:style>
    <style:style style:name="P19" style:family="paragraph" style:parent-style-name="Standard">
      <style:paragraph-properties fo:text-align="end" style:justify-single-word="false"/>
      <style:text-properties fo:color="#030016" fo:language="es" fo:country="CL" officeooo:rsid="002e8d32" officeooo:paragraph-rsid="002e8d32" style:font-size-asian="10.5pt"/>
    </style:style>
    <style:style style:name="P20" style:family="paragraph" style:parent-style-name="Standard">
      <style:paragraph-properties fo:text-align="justify" style:justify-single-word="false"/>
      <style:text-properties fo:color="#030016" fo:language="es" fo:country="CL" officeooo:rsid="00307ee6" officeooo:paragraph-rsid="00348101" style:font-size-asian="10.5pt"/>
    </style:style>
    <style:style style:name="P21" style:family="paragraph" style:parent-style-name="Standard">
      <style:paragraph-properties fo:text-align="center" style:justify-single-word="false"/>
      <style:text-properties fo:color="#030016" fo:language="es" fo:country="CL" officeooo:rsid="0022bd58" officeooo:paragraph-rsid="009bce65" style:font-size-asian="10.5pt"/>
    </style:style>
    <style:style style:name="P22" style:family="paragraph" style:parent-style-name="Standard">
      <style:paragraph-properties fo:text-align="center" style:justify-single-word="false"/>
      <style:text-properties fo:color="#030016" fo:language="es" fo:country="CL" officeooo:rsid="009e70ae" officeooo:paragraph-rsid="009e70ae" style:font-size-asian="10.5pt"/>
    </style:style>
    <style:style style:name="P23" style:family="paragraph" style:parent-style-name="Standard">
      <style:paragraph-properties fo:text-align="justify" style:justify-single-word="false"/>
      <style:text-properties fo:color="#030016" fo:language="es" fo:country="CL" officeooo:rsid="0066e6fe" officeooo:paragraph-rsid="009e70ae" style:font-size-asian="10.5pt"/>
    </style:style>
    <style:style style:name="P24" style:family="paragraph" style:parent-style-name="Standard">
      <style:paragraph-properties fo:text-align="end" style:justify-single-word="false"/>
      <style:text-properties fo:color="#030016" fo:language="es" fo:country="CL" fo:font-weight="bold" officeooo:rsid="0030450d" officeooo:paragraph-rsid="0030450d" style:font-size-asian="10.5pt" style:font-weight-asian="bold" style:font-weight-complex="bold"/>
    </style:style>
    <style:style style:name="P25" style:family="paragraph" style:parent-style-name="Standard">
      <style:paragraph-properties fo:text-align="start" style:justify-single-word="false"/>
      <style:text-properties fo:color="#030016" fo:language="es" fo:country="CL" fo:font-weight="bold" officeooo:rsid="0030450d" officeooo:paragraph-rsid="0030450d" style:font-size-asian="10.5pt" style:font-weight-asian="bold" style:font-weight-complex="bold"/>
    </style:style>
    <style:style style:name="P26" style:family="paragraph" style:parent-style-name="Standard">
      <style:paragraph-properties fo:text-align="start" style:justify-single-word="false"/>
      <style:text-properties fo:color="#030016" fo:language="es" fo:country="CL" fo:font-weight="bold" officeooo:rsid="0030450d" officeooo:paragraph-rsid="00a62a65" style:font-size-asian="10.5pt" style:font-weight-asian="bold" style:font-weight-complex="bold"/>
    </style:style>
    <style:style style:name="P27" style:family="paragraph" style:parent-style-name="Standard">
      <style:paragraph-properties fo:text-align="start" style:justify-single-word="false"/>
      <style:text-properties fo:color="#030016" fo:language="es" fo:country="CL" fo:font-weight="bold" officeooo:rsid="009bce65" officeooo:paragraph-rsid="009bce65" style:font-size-asian="10.5pt" style:font-weight-asian="bold" style:font-weight-complex="bold"/>
    </style:style>
    <style:style style:name="P28" style:family="paragraph" style:parent-style-name="Standard">
      <style:text-properties fo:color="#030016" fo:language="es" fo:country="CL" fo:font-weight="bold" officeooo:rsid="009bce65" officeooo:paragraph-rsid="00962166" style:font-size-asian="10.5pt" style:font-weight-asian="bold" style:font-weight-complex="bold"/>
    </style:style>
    <style:style style:name="P29" style:family="paragraph" style:parent-style-name="Standard">
      <style:text-properties fo:color="#030016" fo:language="es" fo:country="CL" fo:font-weight="bold" officeooo:rsid="004530ea" officeooo:paragraph-rsid="004530ea" style:font-size-asian="10.5pt" style:font-weight-asian="bold" style:font-weight-complex="bold"/>
    </style:style>
    <style:style style:name="P30" style:family="paragraph" style:parent-style-name="Standard">
      <style:text-properties fo:color="#030016" fo:language="es" fo:country="CL" fo:font-weight="bold" officeooo:rsid="00497c9f" officeooo:paragraph-rsid="00497c9f" style:font-size-asian="10.5pt" style:font-weight-asian="bold" style:font-weight-complex="bold"/>
    </style:style>
    <style:style style:name="P31" style:family="paragraph" style:parent-style-name="Standard">
      <style:text-properties fo:color="#030016" fo:language="es" fo:country="CL" fo:font-weight="bold" officeooo:rsid="00406f9e" officeooo:paragraph-rsid="0035f791" style:font-size-asian="10.5pt" style:font-weight-asian="bold" style:font-weight-complex="bold"/>
    </style:style>
    <style:style style:name="P32" style:family="paragraph" style:parent-style-name="Standard">
      <style:text-properties fo:color="#030016" fo:language="es" fo:country="CL" fo:font-weight="bold" officeooo:rsid="00406f9e" officeooo:paragraph-rsid="00a62a65" style:font-size-asian="10.5pt" style:font-weight-asian="bold" style:font-weight-complex="bold"/>
    </style:style>
    <style:style style:name="P33" style:family="paragraph" style:parent-style-name="Standard">
      <style:text-properties fo:color="#030016" fo:language="es" fo:country="CL" fo:font-weight="bold" officeooo:rsid="00962166" officeooo:paragraph-rsid="00962166" style:font-size-asian="10.5pt" style:font-weight-asian="bold" style:font-weight-complex="bold"/>
    </style:style>
    <style:style style:name="P34" style:family="paragraph" style:parent-style-name="Standard">
      <style:text-properties fo:color="#030016" fo:language="es" fo:country="CL" fo:font-weight="bold" officeooo:rsid="00291112" officeooo:paragraph-rsid="00291112" style:font-size-asian="10.5pt" style:font-weight-asian="bold" style:font-weight-complex="bold"/>
    </style:style>
    <style:style style:name="P35" style:family="paragraph" style:parent-style-name="Standard">
      <style:text-properties fo:color="#030016" fo:language="es" fo:country="CL" fo:font-weight="bold" officeooo:rsid="00a62a65" officeooo:paragraph-rsid="00a62a65" style:font-size-asian="10.5pt" style:font-weight-asian="bold" style:font-weight-complex="bold"/>
    </style:style>
    <style:style style:name="P36" style:family="paragraph" style:parent-style-name="Standard">
      <style:paragraph-properties fo:text-align="justify" style:justify-single-word="false"/>
      <style:text-properties fo:color="#030016" fo:language="es" fo:country="CL" fo:font-weight="bold" officeooo:rsid="00a62a65" officeooo:paragraph-rsid="00a62a65" style:font-size-asian="10.5pt" style:font-weight-asian="bold" style:font-weight-complex="bold"/>
    </style:style>
    <style:style style:name="P37" style:family="paragraph" style:parent-style-name="Standard">
      <style:paragraph-properties fo:text-align="start" style:justify-single-word="false"/>
      <style:text-properties fo:color="#030016" fo:language="es" fo:country="CL" fo:font-weight="bold" officeooo:rsid="009fb21b" officeooo:paragraph-rsid="009fb21b" style:font-size-asian="10.5pt" style:font-weight-asian="bold" style:font-weight-complex="bold"/>
    </style:style>
    <style:style style:name="P38" style:family="paragraph" style:parent-style-name="Standard">
      <style:text-properties fo:color="#030016" fo:language="es" fo:country="CL" fo:font-weight="bold" officeooo:rsid="009fb21b" officeooo:paragraph-rsid="00a62a65" style:font-size-asian="10.5pt" style:font-weight-asian="bold" style:font-weight-complex="bold"/>
    </style:style>
    <style:style style:name="P39" style:family="paragraph" style:parent-style-name="Standard">
      <style:paragraph-properties fo:text-align="justify" style:justify-single-word="false"/>
      <style:text-properties fo:color="#030016" fo:language="es" fo:country="CL" fo:font-weight="bold" officeooo:rsid="002780f5" officeooo:paragraph-rsid="00a62a65" style:font-size-asian="10.5pt" style:font-weight-asian="bold" style:font-weight-complex="bold"/>
    </style:style>
    <style:style style:name="P40" style:family="paragraph" style:parent-style-name="Standard">
      <style:text-properties fo:color="#030016" fo:language="es" fo:country="CL" fo:font-weight="bold" officeooo:rsid="00a69bc6" officeooo:paragraph-rsid="00a69bc6" style:font-size-asian="10.5pt" style:font-weight-asian="bold" style:font-weight-complex="bold"/>
    </style:style>
    <style:style style:name="P41" style:family="paragraph" style:parent-style-name="Standard">
      <style:text-properties fo:color="#030016" fo:language="es" fo:country="CL" fo:font-weight="bold" officeooo:rsid="00a69bc6" officeooo:paragraph-rsid="00bcda36" style:font-size-asian="10.5pt" style:font-weight-asian="bold" style:font-weight-complex="bold"/>
    </style:style>
    <style:style style:name="P42" style:family="paragraph" style:parent-style-name="Standard">
      <style:text-properties fo:color="#030016" fo:language="es" fo:country="CL" fo:font-weight="bold" officeooo:rsid="00a97d17" officeooo:paragraph-rsid="00b8d056" style:font-size-asian="10.5pt" style:font-weight-asian="bold" style:font-weight-complex="bold"/>
    </style:style>
    <style:style style:name="P43" style:family="paragraph" style:parent-style-name="Standard">
      <style:text-properties fo:color="#030016" fo:language="es" fo:country="CL" fo:font-weight="bold" officeooo:rsid="00a9a74e" officeooo:paragraph-rsid="00a9a74e" style:font-size-asian="10.5pt" style:font-weight-asian="bold" style:font-weight-complex="bold"/>
    </style:style>
    <style:style style:name="P44" style:family="paragraph" style:parent-style-name="Standard">
      <style:text-properties fo:color="#030016" fo:language="es" fo:country="CL" fo:font-weight="bold" officeooo:rsid="00a9a74e" officeooo:paragraph-rsid="00ab82f2" style:font-size-asian="10.5pt" style:font-weight-asian="bold" style:font-weight-complex="bold"/>
    </style:style>
    <style:style style:name="P45" style:family="paragraph" style:parent-style-name="Standard">
      <style:text-properties fo:color="#030016" fo:language="es" fo:country="CL" fo:font-weight="bold" officeooo:rsid="00a9a74e" officeooo:paragraph-rsid="00b40154" style:font-size-asian="10.5pt" style:font-weight-asian="bold" style:font-weight-complex="bold"/>
    </style:style>
    <style:style style:name="P46" style:family="paragraph" style:parent-style-name="Standard">
      <style:text-properties fo:color="#030016" fo:language="es" fo:country="CL" fo:font-weight="bold" officeooo:rsid="00a9a74e" officeooo:paragraph-rsid="00b5d3f5" style:font-size-asian="10.5pt" style:font-weight-asian="bold" style:font-weight-complex="bold"/>
    </style:style>
    <style:style style:name="P47" style:family="paragraph" style:parent-style-name="Standard">
      <style:text-properties fo:color="#030016" fo:language="es" fo:country="CL" fo:font-weight="bold" officeooo:rsid="00a9a74e" officeooo:paragraph-rsid="00c11f7b" style:font-size-asian="10.5pt" style:font-weight-asian="bold" style:font-weight-complex="bold"/>
    </style:style>
    <style:style style:name="P48" style:family="paragraph" style:parent-style-name="Standard">
      <style:text-properties fo:color="#030016" fo:language="es" fo:country="CL" fo:font-weight="bold" officeooo:rsid="00a9a74e" officeooo:paragraph-rsid="00ca828b" style:font-size-asian="10.5pt" style:font-weight-asian="bold" style:font-weight-complex="bold"/>
    </style:style>
    <style:style style:name="P49" style:family="paragraph" style:parent-style-name="Standard">
      <style:text-properties fo:color="#030016" fo:language="es" fo:country="CL" fo:font-weight="bold" officeooo:rsid="00ab82f2" officeooo:paragraph-rsid="00ab82f2" style:font-size-asian="10.5pt" style:font-weight-asian="bold" style:font-weight-complex="bold"/>
    </style:style>
    <style:style style:name="P50" style:family="paragraph" style:parent-style-name="Standard">
      <style:text-properties fo:color="#030016" fo:language="es" fo:country="CL" fo:font-weight="bold" officeooo:rsid="00ab82f2" officeooo:paragraph-rsid="00cb5ee4" style:font-size-asian="10.5pt" style:font-weight-asian="bold" style:font-weight-complex="bold"/>
    </style:style>
    <style:style style:name="P51" style:family="paragraph" style:parent-style-name="Standard">
      <style:text-properties fo:color="#030016" fo:language="es" fo:country="CL" fo:font-weight="bold" officeooo:rsid="00ab82f2" officeooo:paragraph-rsid="00cfac81" style:font-size-asian="10.5pt" style:font-weight-asian="bold" style:font-weight-complex="bold"/>
    </style:style>
    <style:style style:name="P52" style:family="paragraph" style:parent-style-name="Standard">
      <style:text-properties fo:color="#030016" fo:language="es" fo:country="CL" fo:font-weight="bold" officeooo:rsid="00ab82f2" officeooo:paragraph-rsid="00cc13bf" style:font-size-asian="10.5pt" style:font-weight-asian="bold" style:font-weight-complex="bold"/>
    </style:style>
    <style:style style:name="P53" style:family="paragraph" style:parent-style-name="Standard">
      <style:text-properties fo:color="#030016" fo:language="es" fo:country="CL" fo:font-weight="bold" officeooo:rsid="00b5d3f5" officeooo:paragraph-rsid="00b7bc0b" style:font-size-asian="10.5pt" style:font-weight-asian="bold" style:font-weight-complex="bold"/>
    </style:style>
    <style:style style:name="P54" style:family="paragraph" style:parent-style-name="Standard">
      <style:text-properties fo:color="#030016" fo:language="es" fo:country="CL" fo:font-weight="bold" officeooo:rsid="00b5d3f5" officeooo:paragraph-rsid="00ba9ce2" style:font-size-asian="10.5pt" style:font-weight-asian="bold" style:font-weight-complex="bold"/>
    </style:style>
    <style:style style:name="P55" style:family="paragraph" style:parent-style-name="Standard">
      <style:text-properties fo:color="#030016" fo:language="es" fo:country="CL" fo:font-weight="bold" officeooo:rsid="0022bd58" officeooo:paragraph-rsid="00a69bc6" style:font-size-asian="10.5pt" style:font-weight-asian="bold" style:font-weight-complex="bold"/>
    </style:style>
    <style:style style:name="P56" style:family="paragraph" style:parent-style-name="Standard">
      <style:text-properties fo:color="#030016" fo:language="es" fo:country="CL" fo:font-weight="bold" officeooo:rsid="00ad7b02" officeooo:paragraph-rsid="00bf5b26" style:font-size-asian="10.5pt" style:font-weight-asian="bold" style:font-weight-complex="bold"/>
    </style:style>
    <style:style style:name="P57" style:family="paragraph" style:parent-style-name="Standard">
      <style:text-properties fo:color="#030016" fo:language="es" fo:country="CL" fo:font-weight="bold" officeooo:rsid="00bf5b26" officeooo:paragraph-rsid="00bf5b26" style:font-size-asian="10.5pt" style:font-weight-asian="bold" style:font-weight-complex="bold"/>
    </style:style>
    <style:style style:name="P58" style:family="paragraph" style:parent-style-name="Standard">
      <style:text-properties fo:color="#030016" fo:language="es" fo:country="CL" fo:font-weight="bold" officeooo:rsid="00bf5b26" officeooo:paragraph-rsid="00c759b0" style:font-size-asian="10.5pt" style:font-weight-asian="bold" style:font-weight-complex="bold"/>
    </style:style>
    <style:style style:name="P59" style:family="paragraph" style:parent-style-name="Standard">
      <style:text-properties fo:color="#030016" fo:language="es" fo:country="CL" fo:font-weight="bold" officeooo:rsid="00cc13bf" officeooo:paragraph-rsid="00cc13bf" style:font-size-asian="10.5pt" style:font-weight-asian="bold" style:font-weight-complex="bold"/>
    </style:style>
    <style:style style:name="P60" style:family="paragraph" style:parent-style-name="Standard">
      <style:text-properties fo:color="#030016" fo:language="es" fo:country="CL" fo:font-weight="bold" officeooo:rsid="00cc13bf" officeooo:paragraph-rsid="00d6ae9b" style:font-size-asian="10.5pt" style:font-weight-asian="bold" style:font-weight-complex="bold"/>
    </style:style>
    <style:style style:name="P61" style:family="paragraph" style:parent-style-name="Standard">
      <style:text-properties fo:color="#030016" fo:language="es" fo:country="CL" fo:font-weight="bold" officeooo:rsid="00ccbe5b" officeooo:paragraph-rsid="00ccbe5b" style:font-size-asian="10.5pt" style:font-weight-asian="bold" style:font-weight-complex="bold"/>
    </style:style>
    <style:style style:name="P62" style:family="paragraph" style:parent-style-name="Standard">
      <style:text-properties fo:color="#030016" fo:language="es" fo:country="CL" fo:font-weight="bold" officeooo:rsid="00db7f70" officeooo:paragraph-rsid="00db7f70" style:font-size-asian="10.5pt" style:font-weight-asian="bold" style:font-weight-complex="bold"/>
    </style:style>
    <style:style style:name="P63" style:family="paragraph" style:parent-style-name="Standard">
      <style:text-properties fo:color="#030016" fo:language="es" fo:country="CL" fo:font-weight="bold" officeooo:rsid="00dc3a3b" officeooo:paragraph-rsid="00dc3a3b" style:font-size-asian="10.5pt" style:font-weight-asian="bold" style:font-weight-complex="bold"/>
    </style:style>
    <style:style style:name="P64" style:family="paragraph" style:parent-style-name="Standard">
      <style:text-properties fo:color="#030016" fo:language="es" fo:country="CL" fo:font-weight="bold" officeooo:rsid="00e15827" officeooo:paragraph-rsid="00e15827" style:font-size-asian="10.5pt" style:font-weight-asian="bold" style:font-weight-complex="bold"/>
    </style:style>
    <style:style style:name="P65" style:family="paragraph" style:parent-style-name="Standard">
      <style:text-properties fo:color="#030016" fo:language="es" fo:country="CL" fo:font-weight="bold" officeooo:rsid="00e15827" officeooo:paragraph-rsid="00e23dd0" style:font-size-asian="10.5pt" style:font-weight-asian="bold" style:font-weight-complex="bold"/>
    </style:style>
    <style:style style:name="P66" style:family="paragraph" style:parent-style-name="Standard">
      <style:text-properties fo:color="#030016" fo:language="es" fo:country="CL" fo:font-weight="bold" officeooo:rsid="00e23dd0" officeooo:paragraph-rsid="00e2a157" style:font-size-asian="10.5pt" style:font-weight-asian="bold" style:font-weight-complex="bold"/>
    </style:style>
    <style:style style:name="P67" style:family="paragraph" style:parent-style-name="Standard">
      <style:text-properties fo:color="#030016" fo:language="es" fo:country="CL" fo:font-weight="bold" officeooo:rsid="00e23dd0" officeooo:paragraph-rsid="00e3a3a0" style:font-size-asian="10.5pt" style:font-weight-asian="bold" style:font-weight-complex="bold"/>
    </style:style>
    <style:style style:name="P68" style:family="paragraph" style:parent-style-name="Standard">
      <style:text-properties fo:color="#030016" fo:language="es" fo:country="CL" fo:font-weight="bold" officeooo:rsid="00e6100d" officeooo:paragraph-rsid="00e6100d" style:font-size-asian="10.5pt" style:font-weight-asian="bold" style:font-weight-complex="bold"/>
    </style:style>
    <style:style style:name="P69" style:family="paragraph" style:parent-style-name="Standard">
      <style:text-properties fo:color="#030016" fo:language="es" fo:country="CL" fo:font-weight="bold" officeooo:rsid="00e6100d" officeooo:paragraph-rsid="00e7d155" style:font-size-asian="10.5pt" style:font-weight-asian="bold" style:font-weight-complex="bold"/>
    </style:style>
    <style:style style:name="P70" style:family="paragraph" style:parent-style-name="Standard">
      <style:paragraph-properties fo:text-align="end" style:justify-single-word="false"/>
      <style:text-properties fo:color="#030016" fo:language="es" fo:country="CL" fo:font-weight="normal" officeooo:rsid="002780f5" officeooo:paragraph-rsid="00307ee6" style:font-size-asian="10.5pt" style:font-weight-asian="normal" style:font-weight-complex="normal"/>
    </style:style>
    <style:style style:name="P71" style:family="paragraph" style:parent-style-name="Standard">
      <style:paragraph-properties fo:text-align="justify" style:justify-single-word="false"/>
      <style:text-properties fo:color="#030016" fo:language="es" fo:country="CL" fo:font-weight="normal" officeooo:rsid="0032150b" officeooo:paragraph-rsid="0032150b" style:font-size-asian="10.5pt" style:font-weight-asian="normal" style:font-weight-complex="normal"/>
    </style:style>
    <style:style style:name="P72" style:family="paragraph" style:parent-style-name="Standard">
      <style:paragraph-properties fo:text-align="justify" style:justify-single-word="false"/>
      <style:text-properties fo:color="#030016" fo:language="es" fo:country="CL" fo:font-weight="normal" officeooo:rsid="0035895f" officeooo:paragraph-rsid="0035895f" style:font-size-asian="10.5pt" style:font-weight-asian="normal" style:font-weight-complex="normal"/>
    </style:style>
    <style:style style:name="P73" style:family="paragraph" style:parent-style-name="Standard">
      <style:text-properties fo:color="#030016" fo:language="es" fo:country="CL" fo:font-weight="normal" officeooo:rsid="0035895f" officeooo:paragraph-rsid="0035895f" style:font-size-asian="10.5pt" style:font-weight-asian="normal" style:font-weight-complex="normal"/>
    </style:style>
    <style:style style:name="P74" style:family="paragraph" style:parent-style-name="Standard">
      <style:text-properties fo:color="#030016" fo:language="es" fo:country="CL" fo:font-weight="normal" officeooo:rsid="004530ea" officeooo:paragraph-rsid="004530ea" style:font-size-asian="10.5pt" style:font-weight-asian="normal" style:font-weight-complex="normal"/>
    </style:style>
    <style:style style:name="P75" style:family="paragraph" style:parent-style-name="Standard">
      <style:paragraph-properties fo:text-align="justify" style:justify-single-word="false"/>
      <style:text-properties fo:color="#030016" fo:language="es" fo:country="CL" fo:font-weight="normal" officeooo:rsid="00459415" officeooo:paragraph-rsid="00459415" style:font-size-asian="10.5pt" style:font-weight-asian="normal" style:font-weight-complex="normal"/>
    </style:style>
    <style:style style:name="P76" style:family="paragraph" style:parent-style-name="Standard">
      <style:text-properties fo:color="#030016" fo:language="es" fo:country="CL" fo:font-weight="normal" officeooo:rsid="00459415" officeooo:paragraph-rsid="00459415" style:font-size-asian="10.5pt" style:font-weight-asian="normal" style:font-weight-complex="normal"/>
    </style:style>
    <style:style style:name="P77" style:family="paragraph" style:parent-style-name="Standard">
      <style:text-properties fo:color="#030016" fo:language="es" fo:country="CL" fo:font-weight="normal" officeooo:rsid="0035f791" officeooo:paragraph-rsid="0035f791" style:font-size-asian="10.5pt" style:font-weight-asian="normal" style:font-weight-complex="normal"/>
    </style:style>
    <style:style style:name="P78" style:family="paragraph" style:parent-style-name="Standard">
      <style:text-properties fo:color="#030016" fo:language="es" fo:country="CL" fo:font-weight="normal" officeooo:rsid="0035f791" officeooo:paragraph-rsid="003bd710" style:font-size-asian="10.5pt" style:font-weight-asian="normal" style:font-weight-complex="normal"/>
    </style:style>
    <style:style style:name="P79" style:family="paragraph" style:parent-style-name="Standard">
      <style:text-properties fo:color="#030016" fo:language="es" fo:country="CL" fo:font-weight="normal" officeooo:rsid="00372811" officeooo:paragraph-rsid="00372811" style:font-size-asian="10.5pt" style:font-weight-asian="normal" style:font-weight-complex="normal"/>
    </style:style>
    <style:style style:name="P80" style:family="paragraph" style:parent-style-name="Standard">
      <style:text-properties fo:color="#030016" fo:language="es" fo:country="CL" fo:font-weight="normal" officeooo:rsid="003bd710" officeooo:paragraph-rsid="003bd710" style:font-size-asian="10.5pt" style:font-weight-asian="normal" style:font-weight-complex="normal"/>
    </style:style>
    <style:style style:name="P81" style:family="paragraph" style:parent-style-name="Standard">
      <style:text-properties fo:color="#030016" fo:language="es" fo:country="CL" fo:font-weight="normal" officeooo:rsid="003e2420" officeooo:paragraph-rsid="003e2420" style:font-size-asian="10.5pt" style:font-weight-asian="normal" style:font-weight-complex="normal"/>
    </style:style>
    <style:style style:name="P82" style:family="paragraph" style:parent-style-name="Standard">
      <style:text-properties fo:color="#030016" fo:language="es" fo:country="CL" fo:font-weight="normal" officeooo:rsid="003fe738" officeooo:paragraph-rsid="003ffde8" style:font-size-asian="10.5pt" style:font-weight-asian="normal" style:font-weight-complex="normal"/>
    </style:style>
    <style:style style:name="P83" style:family="paragraph" style:parent-style-name="Standard">
      <style:text-properties fo:color="#030016" fo:language="es" fo:country="CL" fo:font-weight="normal" officeooo:rsid="003fe738" officeooo:paragraph-rsid="003fe738" style:font-size-asian="10.5pt" style:font-weight-asian="normal" style:font-weight-complex="normal"/>
    </style:style>
    <style:style style:name="P84" style:family="paragraph" style:parent-style-name="Standard">
      <style:text-properties fo:color="#030016" fo:language="es" fo:country="CL" fo:font-weight="normal" officeooo:rsid="004d5efb" officeooo:paragraph-rsid="004d5efb" style:font-size-asian="10.5pt" style:font-weight-asian="normal" style:font-weight-complex="normal"/>
    </style:style>
    <style:style style:name="P85" style:family="paragraph" style:parent-style-name="Standard">
      <style:text-properties fo:color="#030016" fo:language="es" fo:country="CL" fo:font-weight="normal" officeooo:rsid="004d5efb" officeooo:paragraph-rsid="008673ce" style:font-size-asian="10.5pt" style:font-weight-asian="normal" style:font-weight-complex="normal"/>
    </style:style>
    <style:style style:name="P86" style:family="paragraph" style:parent-style-name="Standard">
      <style:text-properties fo:color="#030016" fo:language="es" fo:country="CL" fo:font-weight="normal" officeooo:rsid="008d8c6e" officeooo:paragraph-rsid="008d8c6e" style:font-size-asian="10.5pt" style:font-weight-asian="normal" style:font-weight-complex="normal"/>
    </style:style>
    <style:style style:name="P87" style:family="paragraph" style:parent-style-name="Standard">
      <style:text-properties fo:color="#030016" fo:language="es" fo:country="CL" fo:font-weight="normal" officeooo:rsid="008d8c6e" officeooo:paragraph-rsid="0089f235" style:font-size-asian="10.5pt" style:font-weight-asian="normal" style:font-weight-complex="normal"/>
    </style:style>
    <style:style style:name="P88" style:family="paragraph" style:parent-style-name="Standard">
      <style:text-properties fo:color="#030016" fo:language="es" fo:country="CL" fo:font-weight="normal" officeooo:rsid="009ec65b" officeooo:paragraph-rsid="009ec65b" style:font-size-asian="10.5pt" style:font-weight-asian="normal" style:font-weight-complex="normal"/>
    </style:style>
    <style:style style:name="P89" style:family="paragraph" style:parent-style-name="Standard">
      <style:text-properties fo:color="#030016" fo:language="es" fo:country="CL" fo:font-weight="normal" officeooo:rsid="009ec65b" officeooo:paragraph-rsid="00497c9f" style:font-size-asian="10.5pt" style:font-weight-asian="normal" style:font-weight-complex="normal"/>
    </style:style>
    <style:style style:name="P90" style:family="paragraph" style:parent-style-name="Standard">
      <style:text-properties fo:color="#030016" fo:language="es" fo:country="CL" fo:font-weight="normal" officeooo:rsid="00b8d056" officeooo:paragraph-rsid="00b8d056" style:font-size-asian="10.5pt" style:font-weight-asian="normal" style:font-weight-complex="normal"/>
    </style:style>
    <style:style style:name="P91" style:family="paragraph" style:parent-style-name="Standard">
      <style:text-properties fo:color="#030016" fo:language="es" fo:country="CL" fo:font-weight="normal" officeooo:rsid="00b8d056" officeooo:paragraph-rsid="00cfac81" style:font-size-asian="10.5pt" style:font-weight-asian="normal" style:font-weight-complex="normal"/>
    </style:style>
    <style:style style:name="P92" style:family="paragraph" style:parent-style-name="Standard">
      <style:text-properties fo:color="#030016" fo:language="es" fo:country="CL" fo:font-weight="normal" officeooo:rsid="00b8d056" officeooo:paragraph-rsid="00d2c65a" style:font-size-asian="10.5pt" style:font-weight-asian="normal" style:font-weight-complex="normal"/>
    </style:style>
    <style:style style:name="P93" style:family="paragraph" style:parent-style-name="Standard">
      <style:text-properties fo:color="#030016" fo:language="es" fo:country="CL" fo:font-weight="normal" officeooo:rsid="00ad8b18" officeooo:paragraph-rsid="00ad8b18" style:font-size-asian="10.5pt" style:font-weight-asian="normal" style:font-weight-complex="normal"/>
    </style:style>
    <style:style style:name="P94" style:family="paragraph" style:parent-style-name="Standard">
      <style:text-properties fo:color="#030016" fo:language="es" fo:country="CL" fo:font-weight="normal" officeooo:rsid="00b2b1d3" officeooo:paragraph-rsid="00ad7b02" style:font-size-asian="10.5pt" style:font-weight-asian="normal" style:font-weight-complex="normal"/>
    </style:style>
    <style:style style:name="P95" style:family="paragraph" style:parent-style-name="Standard">
      <style:text-properties fo:color="#030016" fo:language="es" fo:country="CL" fo:font-weight="normal" officeooo:rsid="00b9a3e5" officeooo:paragraph-rsid="00b9a3e5" style:font-size-asian="10.5pt" style:font-weight-asian="normal" style:font-weight-complex="normal"/>
    </style:style>
    <style:style style:name="P96" style:family="paragraph" style:parent-style-name="Standard">
      <style:text-properties fo:color="#030016" fo:language="es" fo:country="CL" fo:font-weight="normal" officeooo:rsid="00b9a3e5" officeooo:paragraph-rsid="00b8d056" style:font-size-asian="10.5pt" style:font-weight-asian="normal" style:font-weight-complex="normal"/>
    </style:style>
    <style:style style:name="P97" style:family="paragraph" style:parent-style-name="Standard">
      <style:text-properties fo:color="#030016" fo:language="es" fo:country="CL" fo:font-weight="normal" officeooo:rsid="00b3f37e" officeooo:paragraph-rsid="00b40154" style:font-size-asian="10.5pt" style:font-weight-asian="normal" style:font-weight-complex="normal"/>
    </style:style>
    <style:style style:name="P98" style:family="paragraph" style:parent-style-name="Standard">
      <style:text-properties fo:color="#030016" fo:language="es" fo:country="CL" fo:font-weight="normal" officeooo:rsid="00b5d3f5" officeooo:paragraph-rsid="00b40154" style:font-size-asian="10.5pt" style:font-weight-asian="normal" style:font-weight-complex="normal"/>
    </style:style>
    <style:style style:name="P99" style:family="paragraph" style:parent-style-name="Standard">
      <style:text-properties fo:color="#030016" fo:language="es" fo:country="CL" fo:font-weight="normal" officeooo:rsid="00bb5cc7" officeooo:paragraph-rsid="00bb5cc7" style:font-size-asian="10.5pt" style:font-weight-asian="normal" style:font-weight-complex="normal"/>
    </style:style>
    <style:style style:name="P100" style:family="paragraph" style:parent-style-name="Standard">
      <style:text-properties fo:color="#030016" fo:language="es" fo:country="CL" fo:font-weight="normal" officeooo:rsid="00c11f7b" officeooo:paragraph-rsid="00c11f7b" style:font-size-asian="10.5pt" style:font-weight-asian="normal" style:font-weight-complex="normal"/>
    </style:style>
    <style:style style:name="P101" style:family="paragraph" style:parent-style-name="Standard">
      <style:text-properties fo:color="#030016" fo:language="es" fo:country="CL" fo:font-weight="normal" officeooo:rsid="00c2c4f9" officeooo:paragraph-rsid="00c31e3e" style:font-size-asian="10.5pt" style:font-weight-asian="normal" style:font-weight-complex="normal"/>
    </style:style>
    <style:style style:name="P102" style:family="paragraph" style:parent-style-name="Standard">
      <style:text-properties fo:color="#030016" fo:language="es" fo:country="CL" fo:font-weight="normal" officeooo:rsid="00c31e3e" officeooo:paragraph-rsid="00c31e3e" style:font-size-asian="10.5pt" style:font-weight-asian="normal" style:font-weight-complex="normal"/>
    </style:style>
    <style:style style:name="P103" style:family="paragraph" style:parent-style-name="Standard">
      <style:text-properties fo:color="#030016" fo:language="es" fo:country="CL" fo:font-weight="normal" officeooo:rsid="00c4ca29" officeooo:paragraph-rsid="00c4ca29" style:font-size-asian="10.5pt" style:font-weight-asian="normal" style:font-weight-complex="normal"/>
    </style:style>
    <style:style style:name="P104" style:family="paragraph" style:parent-style-name="Standard">
      <style:text-properties fo:color="#030016" fo:language="es" fo:country="CL" fo:font-weight="normal" officeooo:rsid="00c622e8" officeooo:paragraph-rsid="00c622e8" style:font-size-asian="10.5pt" style:font-weight-asian="normal" style:font-weight-complex="normal"/>
    </style:style>
    <style:style style:name="P105" style:family="paragraph" style:parent-style-name="Standard">
      <style:text-properties fo:color="#030016" fo:language="es" fo:country="CL" fo:font-weight="normal" officeooo:rsid="00c622e8" officeooo:paragraph-rsid="00c748e4" style:font-size-asian="10.5pt" style:font-weight-asian="normal" style:font-weight-complex="normal"/>
    </style:style>
    <style:style style:name="P106" style:family="paragraph" style:parent-style-name="Standard">
      <style:text-properties fo:color="#030016" fo:language="es" fo:country="CL" fo:font-weight="normal" officeooo:rsid="00a9a74e" officeooo:paragraph-rsid="00ca828b" style:font-size-asian="10.5pt" style:font-weight-asian="normal" style:font-weight-complex="normal"/>
    </style:style>
    <style:style style:name="P107" style:family="paragraph" style:parent-style-name="Standard">
      <style:text-properties fo:color="#030016" fo:language="es" fo:country="CL" fo:font-weight="normal" officeooo:rsid="00cb5ee4" officeooo:paragraph-rsid="00cb5ee4" style:font-size-asian="10.5pt" style:font-weight-asian="normal" style:font-weight-complex="normal"/>
    </style:style>
    <style:style style:name="P108" style:family="paragraph" style:parent-style-name="Standard">
      <style:text-properties fo:color="#030016" fo:language="es" fo:country="CL" fo:font-weight="normal" officeooo:rsid="00ae27ce" officeooo:paragraph-rsid="00bcda36" style:font-size-asian="10.5pt" style:font-weight-asian="normal" style:font-weight-complex="normal"/>
    </style:style>
    <style:style style:name="P109" style:family="paragraph" style:parent-style-name="Standard">
      <style:text-properties fo:color="#030016" fo:language="es" fo:country="CL" fo:font-weight="normal" officeooo:rsid="00bf5b26" officeooo:paragraph-rsid="00bf5b26" style:font-size-asian="10.5pt" style:font-weight-asian="normal" style:font-weight-complex="normal"/>
    </style:style>
    <style:style style:name="P110" style:family="paragraph" style:parent-style-name="Standard">
      <style:paragraph-properties fo:text-align="justify" style:justify-single-word="false"/>
      <style:text-properties fo:color="#030016" fo:language="es" fo:country="CL" fo:font-weight="normal" officeooo:rsid="008505b0" officeooo:paragraph-rsid="004c4387" style:font-size-asian="10.5pt" style:font-weight-asian="normal" style:font-weight-complex="normal"/>
    </style:style>
    <style:style style:name="P111" style:family="paragraph" style:parent-style-name="Standard">
      <style:paragraph-properties fo:text-align="justify" style:justify-single-word="false"/>
      <style:text-properties fo:color="#030016" fo:language="es" fo:country="CL" fo:font-weight="normal" officeooo:rsid="00d3aa95" officeooo:paragraph-rsid="00d3aa95" style:font-size-asian="10.5pt" style:font-weight-asian="normal" style:font-weight-complex="normal"/>
    </style:style>
    <style:style style:name="P112" style:family="paragraph" style:parent-style-name="Standard">
      <style:text-properties fo:color="#030016" fo:language="es" fo:country="CL" fo:font-weight="normal" officeooo:rsid="00d3aa95" officeooo:paragraph-rsid="00d4e74b" style:font-size-asian="10.5pt" style:font-weight-asian="normal" style:font-weight-complex="normal"/>
    </style:style>
    <style:style style:name="P113" style:family="paragraph" style:parent-style-name="Standard">
      <style:text-properties fo:color="#030016" fo:language="es" fo:country="CL" fo:font-weight="normal" officeooo:rsid="00d3aa95" officeooo:paragraph-rsid="00da9d00" style:font-size-asian="10.5pt" style:font-weight-asian="normal" style:font-weight-complex="normal"/>
    </style:style>
    <style:style style:name="P114" style:family="paragraph" style:parent-style-name="Standard">
      <style:text-properties fo:color="#030016" fo:language="es" fo:country="CL" fo:font-weight="normal" officeooo:rsid="00d74fb9" officeooo:paragraph-rsid="00d74fb9" style:font-size-asian="10.5pt" style:font-weight-asian="normal" style:font-weight-complex="normal"/>
    </style:style>
    <style:style style:name="P115" style:family="paragraph" style:parent-style-name="Standard">
      <style:text-properties fo:color="#030016" fo:language="es" fo:country="CL" fo:font-weight="normal" officeooo:rsid="00da9d00" officeooo:paragraph-rsid="00df09fe" style:font-size-asian="10.5pt" style:font-weight-asian="normal" style:font-weight-complex="normal"/>
    </style:style>
    <style:style style:name="P116" style:family="paragraph" style:parent-style-name="Standard">
      <style:text-properties fo:color="#030016" fo:language="es" fo:country="CL" fo:font-weight="normal" officeooo:rsid="00e7d155" officeooo:paragraph-rsid="00e7d155" style:font-size-asian="10.5pt" style:font-weight-asian="normal" style:font-weight-complex="normal"/>
    </style:style>
    <style:style style:name="P117" style:family="paragraph" style:parent-style-name="Standard">
      <style:text-properties fo:color="#030016" fo:language="es" fo:country="CL" fo:font-weight="normal" officeooo:rsid="00e8be33" officeooo:paragraph-rsid="00e8be33" style:font-size-asian="10.5pt" style:font-weight-asian="normal" style:font-weight-complex="normal"/>
    </style:style>
    <style:style style:name="P118" style:family="paragraph" style:parent-style-name="Standard">
      <style:text-properties fo:color="#030016" fo:language="es" fo:country="CL" fo:font-style="italic" fo:font-weight="normal" officeooo:rsid="00c622e8" officeooo:paragraph-rsid="00c759b0" style:font-size-asian="10.5pt" style:font-style-asian="italic" style:font-weight-asian="normal" style:font-style-complex="italic" style:font-weight-complex="normal"/>
    </style:style>
    <style:style style:name="P119" style:family="paragraph" style:parent-style-name="Standard">
      <style:text-properties fo:color="#030016" officeooo:rsid="008673ce" officeooo:paragraph-rsid="008673ce"/>
    </style:style>
    <style:style style:name="P120" style:family="paragraph" style:parent-style-name="Standard">
      <style:text-properties fo:color="#030016" style:text-position="0% 100%" fo:language="es" fo:country="CL" officeooo:rsid="0066e6fe" officeooo:paragraph-rsid="0066e6fe" style:font-size-asian="10.5pt"/>
    </style:style>
    <style:style style:name="P121" style:family="paragraph" style:parent-style-name="Preformatted_20_Text">
      <style:text-properties fo:color="#a9b7c6" style:font-name="Source Code Pro" fo:font-size="12pt" fo:language="es" fo:country="CL" fo:font-weight="bold" officeooo:rsid="00406f9e" officeooo:paragraph-rsid="00a62a65" style:font-size-asian="10.5pt" style:font-weight-asian="bold" style:font-weight-complex="bold"/>
    </style:style>
    <style:style style:name="P122" style:family="paragraph" style:parent-style-name="Preformatted_20_Text">
      <style:text-properties fo:color="#a9b7c6" style:font-name="Source Code Pro" fo:font-size="12pt" fo:language="es" fo:country="CL" fo:font-weight="bold" officeooo:rsid="00e23dd0" officeooo:paragraph-rsid="00e3a3a0" style:font-size-asian="10.5pt" style:font-weight-asian="bold" style:font-weight-complex="bold"/>
    </style:style>
    <style:style style:name="P123" style:family="paragraph" style:parent-style-name="Preformatted_20_Text">
      <loext:graphic-properties draw:fill="solid" draw:fill-color="#2b2b2b" draw:opacity="100%"/>
      <style:paragraph-properties fo:margin-top="0in" fo:margin-bottom="0.1965in" loext:contextual-spacing="false" fo:background-color="#2b2b2b"/>
      <style:text-properties fo:color="#a9b7c6" style:font-name="Source Code Pro" fo:font-size="12pt"/>
    </style:style>
    <style:style style:name="P124" style:family="paragraph" style:parent-style-name="Standard" style:list-style-name="L1">
      <style:paragraph-properties fo:text-align="justify" style:justify-single-word="false"/>
      <style:text-properties fo:color="#030016" fo:language="es" fo:country="CL" fo:font-weight="normal" officeooo:rsid="0035895f" officeooo:paragraph-rsid="0035895f" style:font-size-asian="10.5pt" style:font-weight-asian="normal" style:font-weight-complex="normal"/>
    </style:style>
    <style:style style:name="P125" style:family="paragraph" style:parent-style-name="Standard" style:list-style-name="L1">
      <style:paragraph-properties fo:text-align="justify" style:justify-single-word="false"/>
      <style:text-properties fo:color="#030016" fo:language="es" fo:country="CL" fo:font-weight="normal" officeooo:rsid="0069e954" officeooo:paragraph-rsid="0069e954" style:font-size-asian="10.5pt" style:font-weight-asian="normal" style:font-weight-complex="normal"/>
    </style:style>
    <style:style style:name="P126" style:family="paragraph" style:parent-style-name="Standard" style:list-style-name="L2">
      <style:paragraph-properties fo:text-align="justify" style:justify-single-word="false"/>
      <style:text-properties fo:color="#030016" fo:language="es" fo:country="CL" fo:font-weight="normal" officeooo:rsid="00459415" officeooo:paragraph-rsid="00459415" style:font-size-asian="10.5pt" style:font-weight-asian="normal" style:font-weight-complex="normal"/>
    </style:style>
    <style:style style:name="P127" style:family="paragraph" style:parent-style-name="Standard">
      <style:text-properties fo:color="#030016" fo:language="es" fo:country="CL" fo:font-weight="normal" officeooo:rsid="00e23dd0" officeooo:paragraph-rsid="00e15827" style:font-size-asian="10.5pt" style:font-weight-asian="normal" style:font-weight-complex="normal"/>
    </style:style>
    <style:style style:name="P128" style:family="paragraph" style:parent-style-name="Standard">
      <style:text-properties fo:color="#030016" fo:language="es" fo:country="CL" fo:font-weight="normal" officeooo:rsid="00e2a157" officeooo:paragraph-rsid="00e2a157" style:font-size-asian="10.5pt" style:font-weight-asian="normal" style:font-weight-complex="normal"/>
    </style:style>
    <style:style style:name="P129" style:family="paragraph" style:parent-style-name="Standard">
      <style:text-properties fo:color="#030016" fo:language="es" fo:country="CL" fo:font-weight="normal" officeooo:rsid="00ccbe5b" officeooo:paragraph-rsid="00ccbe5b" style:font-size-asian="10.5pt" style:font-weight-asian="normal" style:font-weight-complex="normal"/>
    </style:style>
    <style:style style:name="P130" style:family="paragraph" style:parent-style-name="Standard">
      <style:text-properties fo:color="#030016" fo:language="es" fo:country="CL" fo:font-weight="normal" officeooo:rsid="00db7f70" officeooo:paragraph-rsid="00db7f70" style:font-size-asian="10.5pt" style:font-weight-asian="normal" style:font-weight-complex="normal"/>
    </style:style>
    <style:style style:name="P131" style:family="paragraph" style:parent-style-name="Standard">
      <style:text-properties fo:color="#030016" fo:language="es" fo:country="CL" fo:font-weight="normal" officeooo:rsid="00da9d00" officeooo:paragraph-rsid="00ef2ae0" style:font-size-asian="10.5pt" style:font-weight-asian="normal" style:font-weight-complex="normal"/>
    </style:style>
    <style:style style:name="P132" style:family="paragraph" style:parent-style-name="Standard">
      <style:text-properties fo:color="#030016" fo:language="es" fo:country="CL" fo:font-weight="normal" officeooo:rsid="00da9d00" officeooo:paragraph-rsid="00effbce" style:font-size-asian="10.5pt" style:font-weight-asian="normal" style:font-weight-complex="normal"/>
    </style:style>
    <style:style style:name="P133" style:family="paragraph" style:parent-style-name="Standard">
      <style:text-properties fo:color="#030016" fo:language="es" fo:country="CL" fo:font-weight="normal" officeooo:rsid="00fe9cca" officeooo:paragraph-rsid="00fe9cca" style:font-size-asian="10.5pt" style:font-weight-asian="normal" style:font-weight-complex="normal"/>
    </style:style>
    <style:style style:name="P134" style:family="paragraph" style:parent-style-name="Standard">
      <style:text-properties fo:color="#030016" fo:language="es" fo:country="CL" fo:font-weight="bold" officeooo:rsid="00e23dd0" officeooo:paragraph-rsid="00e23dd0" style:font-size-asian="10.5pt" style:font-weight-asian="bold" style:font-weight-complex="bold"/>
    </style:style>
    <style:style style:name="P135" style:family="paragraph" style:parent-style-name="Standard">
      <style:text-properties fo:color="#030016" fo:language="es" fo:country="CL" fo:font-weight="bold" officeooo:rsid="00e23dd0" officeooo:paragraph-rsid="00e2a157" style:font-size-asian="10.5pt" style:font-weight-asian="bold" style:font-weight-complex="bold"/>
    </style:style>
    <style:style style:name="P136" style:family="paragraph" style:parent-style-name="Standard">
      <style:text-properties fo:color="#030016" fo:language="es" fo:country="CL" fo:font-weight="bold" officeooo:rsid="00f2d4f4" officeooo:paragraph-rsid="00f2d4f4" style:font-size-asian="10.5pt" style:font-weight-asian="bold" style:font-weight-complex="bold"/>
    </style:style>
    <style:style style:name="P137" style:family="paragraph" style:parent-style-name="Standard">
      <style:text-properties fo:color="#030016" fo:language="es" fo:country="CL" fo:font-weight="bold" officeooo:rsid="00f2d4f4" officeooo:paragraph-rsid="00f590f9" style:font-size-asian="10.5pt" style:font-weight-asian="bold" style:font-weight-complex="bold"/>
    </style:style>
    <style:style style:name="P138" style:family="paragraph" style:parent-style-name="Standard">
      <style:text-properties fo:color="#030016" fo:language="es" fo:country="CL" fo:font-weight="bold" officeooo:rsid="00f2d4f4" officeooo:paragraph-rsid="00fe9cca" style:font-size-asian="10.5pt" style:font-weight-asian="bold" style:font-weight-complex="bold"/>
    </style:style>
    <style:style style:name="P139" style:family="paragraph" style:parent-style-name="Standard">
      <style:text-properties fo:color="#030016" fo:language="es" fo:country="CL" fo:font-weight="bold" officeooo:rsid="00f2d4f4" officeooo:paragraph-rsid="01019db2" style:font-size-asian="10.5pt" style:font-weight-asian="bold" style:font-weight-complex="bold"/>
    </style:style>
    <style:style style:name="P140" style:family="paragraph" style:parent-style-name="Standard">
      <style:text-properties fo:color="#030016" fo:language="es" fo:country="CL" fo:font-weight="bold" officeooo:rsid="00f2d4f4" officeooo:paragraph-rsid="0105f192" style:font-size-asian="10.5pt" style:font-weight-asian="bold" style:font-weight-complex="bold"/>
    </style:style>
    <style:style style:name="P141" style:family="paragraph" style:parent-style-name="Standard">
      <style:text-properties fo:color="#030016" fo:language="es" fo:country="CL" fo:font-weight="bold" officeooo:rsid="00f2d4f4" officeooo:paragraph-rsid="0106f034" style:font-size-asian="10.5pt" style:font-weight-asian="bold" style:font-weight-complex="bold"/>
    </style:style>
    <style:style style:name="P142" style:family="paragraph" style:parent-style-name="Standard">
      <style:text-properties fo:color="#030016" fo:language="es" fo:country="CL" fo:font-weight="bold" officeooo:rsid="00406f9e" officeooo:paragraph-rsid="00a62a65" style:font-size-asian="10.5pt" style:font-weight-asian="bold" style:font-weight-complex="bold"/>
    </style:style>
    <style:style style:name="P143" style:family="paragraph" style:parent-style-name="Standard">
      <style:text-properties fo:color="#030016" fo:language="es" fo:country="CL" fo:font-weight="bold" officeooo:rsid="00406f9e" officeooo:paragraph-rsid="00f5f803" style:font-size-asian="10.5pt" style:font-weight-asian="bold" style:font-weight-complex="bold"/>
    </style:style>
    <style:style style:name="P144" style:family="paragraph" style:parent-style-name="Standard">
      <style:text-properties fo:color="#030016" fo:language="es" fo:country="CL" fo:font-weight="bold" officeooo:rsid="00406f9e" officeooo:paragraph-rsid="00fbcb8e" style:font-size-asian="10.5pt" style:font-weight-asian="bold" style:font-weight-complex="bold"/>
    </style:style>
    <style:style style:name="P145" style:family="paragraph" style:parent-style-name="Standard">
      <style:text-properties fo:color="#030016" fo:language="es" fo:country="CL" fo:font-weight="bold" officeooo:rsid="00a97d17" officeooo:paragraph-rsid="00b8d056" style:font-size-asian="10.5pt" style:font-weight-asian="bold" style:font-weight-complex="bold"/>
    </style:style>
    <style:style style:name="P146" style:family="paragraph" style:parent-style-name="Standard">
      <style:text-properties fo:color="#030016" fo:language="es" fo:country="CL" fo:font-weight="bold" officeooo:rsid="00a97d17" officeooo:paragraph-rsid="00f808ce" style:font-size-asian="10.5pt" style:font-weight-asian="bold" style:font-weight-complex="bold"/>
    </style:style>
    <style:style style:name="P147" style:family="paragraph" style:parent-style-name="Standard">
      <style:text-properties fo:color="#030016" fo:language="es" fo:country="CL" fo:font-weight="bold" officeooo:rsid="00a97d17" officeooo:paragraph-rsid="00fbcb8e" style:font-size-asian="10.5pt" style:font-weight-asian="bold" style:font-weight-complex="bold"/>
    </style:style>
    <style:style style:name="P148" style:family="paragraph" style:parent-style-name="Standard">
      <style:text-properties fo:color="#030016" fo:language="es" fo:country="CL" fo:font-weight="bold" officeooo:rsid="00f808ce" officeooo:paragraph-rsid="00f808ce" style:font-size-asian="10.5pt" style:font-weight-asian="bold" style:font-weight-complex="bold"/>
    </style:style>
    <style:style style:name="P149" style:family="paragraph" style:parent-style-name="Standard">
      <style:text-properties fo:color="#030016" fo:language="es" fo:country="CL" fo:font-weight="bold" officeooo:rsid="00fe9cca" officeooo:paragraph-rsid="00fe9cca" style:font-size-asian="10.5pt" style:font-weight-asian="bold" style:font-weight-complex="bold"/>
    </style:style>
    <style:style style:name="P150" style:family="paragraph" style:parent-style-name="Standard">
      <style:text-properties fo:color="#030016" fo:language="es" fo:country="CL" fo:font-weight="bold" officeooo:rsid="00fe9cca" officeooo:paragraph-rsid="01019db2" style:font-size-asian="10.5pt" style:font-weight-asian="bold" style:font-weight-complex="bold"/>
    </style:style>
    <style:style style:name="P151" style:family="paragraph" style:parent-style-name="Standard">
      <style:text-properties fo:color="#030016" fo:language="es" fo:country="CL" fo:font-weight="bold" officeooo:rsid="0105f192" officeooo:paragraph-rsid="0105f192" style:font-size-asian="10.5pt" style:font-weight-asian="bold" style:font-weight-complex="bold"/>
    </style:style>
    <style:style style:name="P152" style:family="paragraph" style:parent-style-name="Standard">
      <style:text-properties fo:color="#030016" fo:language="es" fo:country="CL" fo:font-weight="bold" officeooo:rsid="0105f192" officeooo:paragraph-rsid="0106f034" style:font-size-asian="10.5pt" style:font-weight-asian="bold" style:font-weight-complex="bold"/>
    </style:style>
    <style:style style:name="P153" style:family="paragraph" style:parent-style-name="Standard">
      <style:text-properties fo:color="#030016" fo:language="es" fo:country="CL" fo:font-weight="bold" officeooo:rsid="0105f192" officeooo:paragraph-rsid="010886c4" style:font-size-asian="10.5pt" style:font-weight-asian="bold" style:font-weight-complex="bold"/>
    </style:style>
    <style:style style:name="P154" style:family="paragraph" style:parent-style-name="Standard">
      <style:text-properties fo:color="#030016" fo:language="es" fo:country="CL" fo:font-weight="bold" officeooo:rsid="0105f192" officeooo:paragraph-rsid="010a57d9" style:font-size-asian="10.5pt" style:font-weight-asian="bold" style:font-weight-complex="bold"/>
    </style:style>
    <style:style style:name="P155" style:family="paragraph" style:parent-style-name="Standard">
      <style:text-properties fo:color="#030016" fo:language="es" fo:country="CL" fo:font-weight="bold" officeooo:rsid="010b8899" officeooo:paragraph-rsid="010b8899" style:font-size-asian="10.5pt" style:font-weight-asian="bold" style:font-weight-complex="bold"/>
    </style:style>
    <style:style style:name="P156" style:family="paragraph" style:parent-style-name="Standard">
      <style:text-properties fo:color="#030016" fo:language="es" fo:country="CL" fo:font-weight="bold" officeooo:rsid="010b8899" officeooo:paragraph-rsid="010cce8a" style:font-size-asian="10.5pt" style:font-weight-asian="bold" style:font-weight-complex="bold"/>
    </style:style>
    <style:style style:name="P157" style:family="paragraph" style:parent-style-name="Standard">
      <style:text-properties fo:color="#030016" fo:language="es" fo:country="CL" fo:font-weight="bold" officeooo:rsid="010de259" officeooo:paragraph-rsid="010de259" style:font-size-asian="10.5pt" style:font-weight-asian="bold" style:font-weight-complex="bold"/>
    </style:style>
    <style:style style:name="P158" style:family="paragraph" style:parent-style-name="Standard">
      <style:text-properties fo:color="#030016" fo:language="es" fo:country="CL" fo:font-weight="bold" officeooo:rsid="010de259" officeooo:paragraph-rsid="010ee8c9" style:font-size-asian="10.5pt" style:font-weight-asian="bold" style:font-weight-complex="bold"/>
    </style:style>
    <style:style style:name="P159" style:family="paragraph" style:parent-style-name="Standard">
      <style:text-properties fo:color="#030016" fo:language="es" fo:country="CL" fo:font-weight="bold" officeooo:rsid="010de259" officeooo:paragraph-rsid="0115714f" style:font-size-asian="10.5pt" style:font-weight-asian="bold" style:font-weight-complex="bold"/>
    </style:style>
    <style:style style:name="P160" style:family="paragraph" style:parent-style-name="Standard">
      <style:text-properties fo:color="#030016" style:text-line-through-style="solid" style:text-line-through-type="single" fo:language="es" fo:country="CL" fo:font-weight="normal" officeooo:rsid="00da9d00" officeooo:paragraph-rsid="00df09fe" style:font-size-asian="10.5pt" style:font-weight-asian="normal" style:font-weight-complex="normal"/>
    </style:style>
    <style:style style:name="P161" style:family="paragraph" style:parent-style-name="Standard">
      <style:text-properties fo:color="#030016" style:text-line-through-style="solid" style:text-line-through-type="single" fo:language="es" fo:country="CL" fo:font-weight="normal" officeooo:rsid="00da9d00" officeooo:paragraph-rsid="00dfa42a" style:font-size-asian="10.5pt" style:font-weight-asian="normal" style:font-weight-complex="normal"/>
    </style:style>
    <style:style style:name="P162" style:family="paragraph" style:parent-style-name="Standard">
      <style:text-properties fo:color="#030016" officeooo:paragraph-rsid="00e23dd0"/>
    </style:style>
    <style:style style:name="P163" style:family="paragraph" style:parent-style-name="Standard">
      <style:text-properties fo:color="#030016" officeooo:rsid="00f1b25e" officeooo:paragraph-rsid="00f1b25e"/>
    </style:style>
    <style:style style:name="P16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248e97"/>
    </style:style>
    <style:style style:name="T2" style:family="text">
      <style:text-properties officeooo:rsid="002780f5"/>
    </style:style>
    <style:style style:name="T3" style:family="text">
      <style:text-properties fo:font-style="italic" style:font-style-asian="italic" style:font-style-complex="italic"/>
    </style:style>
    <style:style style:name="T4" style:family="text">
      <style:text-properties fo:font-style="italic" officeooo:rsid="002780f5" style:font-style-asian="italic" style:font-style-complex="italic"/>
    </style:style>
    <style:style style:name="T5" style:family="text">
      <style:text-properties fo:font-style="italic" officeooo:rsid="00c31e3e" style:font-style-asian="italic" style:font-style-complex="italic"/>
    </style:style>
    <style:style style:name="T6" style:family="text">
      <style:text-properties fo:font-style="italic" officeooo:rsid="00c622e8" style:font-style-asian="italic" style:font-style-complex="italic"/>
    </style:style>
    <style:style style:name="T7" style:family="text">
      <style:text-properties fo:font-style="italic" fo:font-weight="normal" officeooo:rsid="002780f5" style:font-style-asian="italic" style:font-weight-asian="normal" style:font-style-complex="italic" style:font-weight-complex="normal"/>
    </style:style>
    <style:style style:name="T8" style:family="text">
      <style:text-properties fo:font-style="italic" fo:font-weight="normal" officeooo:rsid="00b2b1d3" style:font-style-asian="italic" style:font-weight-asian="normal" style:font-style-complex="italic" style:font-weight-complex="normal"/>
    </style:style>
    <style:style style:name="T9" style:family="text">
      <style:text-properties officeooo:rsid="0030450d"/>
    </style:style>
    <style:style style:name="T10" style:family="text">
      <style:text-properties fo:font-weight="normal" style:font-weight-asian="normal" style:font-weight-complex="normal"/>
    </style:style>
    <style:style style:name="T11" style:family="text">
      <style:text-properties fo:font-weight="normal" officeooo:rsid="002780f5" style:font-weight-asian="normal" style:font-weight-complex="normal"/>
    </style:style>
    <style:style style:name="T12" style:family="text">
      <style:text-properties fo:font-weight="normal" officeooo:rsid="00348101" style:font-weight-asian="normal" style:font-weight-complex="normal"/>
    </style:style>
    <style:style style:name="T13" style:family="text">
      <style:text-properties fo:font-weight="normal" officeooo:rsid="0039fa65" style:font-weight-asian="normal" style:font-weight-complex="normal"/>
    </style:style>
    <style:style style:name="T14" style:family="text">
      <style:text-properties fo:font-weight="normal" officeooo:rsid="003e2420" style:font-weight-asian="normal" style:font-weight-complex="normal"/>
    </style:style>
    <style:style style:name="T15" style:family="text">
      <style:text-properties fo:font-weight="normal" officeooo:rsid="0069e954" style:font-weight-asian="normal" style:font-weight-complex="normal"/>
    </style:style>
    <style:style style:name="T16" style:family="text">
      <style:text-properties fo:font-weight="normal" officeooo:rsid="00981219" style:font-weight-asian="normal" style:font-weight-complex="normal"/>
    </style:style>
    <style:style style:name="T17" style:family="text">
      <style:text-properties fo:font-weight="normal" officeooo:rsid="00993ea7" style:font-weight-asian="normal" style:font-weight-complex="normal"/>
    </style:style>
    <style:style style:name="T18" style:family="text">
      <style:text-properties fo:font-weight="normal" officeooo:rsid="00a1d211" style:font-weight-asian="normal" style:font-weight-complex="normal"/>
    </style:style>
    <style:style style:name="T19" style:family="text">
      <style:text-properties fo:font-weight="normal" officeooo:rsid="00ad8b18" style:font-weight-asian="normal" style:font-weight-complex="normal"/>
    </style:style>
    <style:style style:name="T20" style:family="text">
      <style:text-properties fo:font-weight="normal" officeooo:rsid="00ae27ce" style:font-weight-asian="normal" style:font-weight-complex="normal"/>
    </style:style>
    <style:style style:name="T21" style:family="text">
      <style:text-properties fo:font-weight="normal" officeooo:rsid="00b027c7" style:font-weight-asian="normal" style:font-weight-complex="normal"/>
    </style:style>
    <style:style style:name="T22" style:family="text">
      <style:text-properties fo:font-weight="normal" officeooo:rsid="00b11d29" style:font-weight-asian="normal" style:font-weight-complex="normal"/>
    </style:style>
    <style:style style:name="T23" style:family="text">
      <style:text-properties fo:font-weight="normal" officeooo:rsid="00b2b1d3" style:font-weight-asian="normal" style:font-weight-complex="normal"/>
    </style:style>
    <style:style style:name="T24" style:family="text">
      <style:text-properties fo:font-weight="normal" officeooo:rsid="00b2b2d1" style:font-weight-asian="normal" style:font-weight-complex="normal"/>
    </style:style>
    <style:style style:name="T25" style:family="text">
      <style:text-properties fo:font-weight="normal" officeooo:rsid="00b40154" style:font-weight-asian="normal" style:font-weight-complex="normal"/>
    </style:style>
    <style:style style:name="T26" style:family="text">
      <style:text-properties fo:font-weight="normal" officeooo:rsid="00b5a6ae" style:font-weight-asian="normal" style:font-weight-complex="normal"/>
    </style:style>
    <style:style style:name="T27" style:family="text">
      <style:text-properties fo:font-weight="normal" officeooo:rsid="00b5d3f5" style:font-weight-asian="normal" style:font-weight-complex="normal"/>
    </style:style>
    <style:style style:name="T28" style:family="text">
      <style:text-properties fo:font-weight="normal" officeooo:rsid="00b70f02" style:font-weight-asian="normal" style:font-weight-complex="normal"/>
    </style:style>
    <style:style style:name="T29" style:family="text">
      <style:text-properties fo:font-weight="normal" officeooo:rsid="00b7bc0b" style:font-weight-asian="normal" style:font-weight-complex="normal"/>
    </style:style>
    <style:style style:name="T30" style:family="text">
      <style:text-properties fo:font-weight="normal" officeooo:rsid="00b8d056" style:font-weight-asian="normal" style:font-weight-complex="normal"/>
    </style:style>
    <style:style style:name="T31" style:family="text">
      <style:text-properties fo:font-weight="normal" officeooo:rsid="00b9a3e5" style:font-weight-asian="normal" style:font-weight-complex="normal"/>
    </style:style>
    <style:style style:name="T32" style:family="text">
      <style:text-properties fo:font-weight="normal" officeooo:rsid="00bcda36" style:font-weight-asian="normal" style:font-weight-complex="normal"/>
    </style:style>
    <style:style style:name="T33" style:family="text">
      <style:text-properties fo:font-weight="normal" officeooo:rsid="00bdb771" style:font-weight-asian="normal" style:font-weight-complex="normal"/>
    </style:style>
    <style:style style:name="T34" style:family="text">
      <style:text-properties fo:font-weight="normal" officeooo:rsid="00beb9c6" style:font-weight-asian="normal" style:font-weight-complex="normal"/>
    </style:style>
    <style:style style:name="T35" style:family="text">
      <style:text-properties fo:font-weight="normal" officeooo:rsid="00c759b0" style:font-weight-asian="normal" style:font-weight-complex="normal"/>
    </style:style>
    <style:style style:name="T36" style:family="text">
      <style:text-properties fo:font-weight="normal" officeooo:rsid="00c8b803" style:font-weight-asian="normal" style:font-weight-complex="normal"/>
    </style:style>
    <style:style style:name="T37" style:family="text">
      <style:text-properties fo:font-weight="normal" officeooo:rsid="00ca828b" style:font-weight-asian="normal" style:font-weight-complex="normal"/>
    </style:style>
    <style:style style:name="T38" style:family="text">
      <style:text-properties fo:font-weight="normal" officeooo:rsid="00d3aa95" style:font-weight-asian="normal" style:font-weight-complex="normal"/>
    </style:style>
    <style:style style:name="T39" style:family="text">
      <style:text-properties fo:font-weight="normal" officeooo:rsid="00dc3a3b" style:font-weight-asian="normal" style:font-weight-complex="normal"/>
    </style:style>
    <style:style style:name="T40" style:family="text">
      <style:text-properties fo:font-weight="normal" officeooo:rsid="00e23dd0" style:font-weight-asian="normal" style:font-weight-complex="normal"/>
    </style:style>
    <style:style style:name="T41" style:family="text">
      <style:text-properties fo:font-weight="normal" officeooo:rsid="00cb5ee4" style:font-weight-asian="normal" style:font-weight-complex="normal"/>
    </style:style>
    <style:style style:name="T42" style:family="text">
      <style:text-properties fo:font-weight="normal" officeooo:rsid="00e2a157" style:font-weight-asian="normal" style:font-weight-complex="normal"/>
    </style:style>
    <style:style style:name="T43" style:family="text">
      <style:text-properties fo:font-weight="normal" officeooo:rsid="00e3a3a0" style:font-weight-asian="normal" style:font-weight-complex="normal"/>
    </style:style>
    <style:style style:name="T44" style:family="text">
      <style:text-properties fo:font-weight="normal" officeooo:rsid="00e50d40" style:font-weight-asian="normal" style:font-weight-complex="normal"/>
    </style:style>
    <style:style style:name="T45" style:family="text">
      <style:text-properties fo:font-weight="normal" officeooo:rsid="00e7d155" style:font-weight-asian="normal" style:font-weight-complex="normal"/>
    </style:style>
    <style:style style:name="T46" style:family="text">
      <style:text-properties fo:font-weight="normal" officeooo:rsid="00f2d4f4" style:font-weight-asian="normal" style:font-weight-complex="normal"/>
    </style:style>
    <style:style style:name="T47" style:family="text">
      <style:text-properties fo:font-weight="normal" officeooo:rsid="00f590f9" style:font-weight-asian="normal" style:font-weight-complex="normal"/>
    </style:style>
    <style:style style:name="T48" style:family="text">
      <style:text-properties fo:font-weight="normal" officeooo:rsid="00f5f803" style:font-weight-asian="normal" style:font-weight-complex="normal"/>
    </style:style>
    <style:style style:name="T49" style:family="text">
      <style:text-properties fo:font-weight="normal" officeooo:rsid="00f808ce" style:font-weight-asian="normal" style:font-weight-complex="normal"/>
    </style:style>
    <style:style style:name="T50" style:family="text">
      <style:text-properties fo:font-weight="normal" officeooo:rsid="00fbcb8e" style:font-weight-asian="normal" style:font-weight-complex="normal"/>
    </style:style>
    <style:style style:name="T51" style:family="text">
      <style:text-properties fo:font-weight="normal" officeooo:rsid="01019db2" style:font-weight-asian="normal" style:font-weight-complex="normal"/>
    </style:style>
    <style:style style:name="T52" style:family="text">
      <style:text-properties fo:font-weight="normal" officeooo:rsid="010263c8" style:font-weight-asian="normal" style:font-weight-complex="normal"/>
    </style:style>
    <style:style style:name="T53" style:family="text">
      <style:text-properties fo:font-weight="normal" officeooo:rsid="00fe9cca" style:font-weight-asian="normal" style:font-weight-complex="normal"/>
    </style:style>
    <style:style style:name="T54" style:family="text">
      <style:text-properties fo:font-weight="normal" officeooo:rsid="0106f034" style:font-weight-asian="normal" style:font-weight-complex="normal"/>
    </style:style>
    <style:style style:name="T55" style:family="text">
      <style:text-properties fo:font-weight="normal" officeooo:rsid="010886c4" style:font-weight-asian="normal" style:font-weight-complex="normal"/>
    </style:style>
    <style:style style:name="T56" style:family="text">
      <style:text-properties fo:font-weight="normal" officeooo:rsid="010a57d9" style:font-weight-asian="normal" style:font-weight-complex="normal"/>
    </style:style>
    <style:style style:name="T57" style:family="text">
      <style:text-properties fo:font-weight="normal" officeooo:rsid="010b8899" style:font-weight-asian="normal" style:font-weight-complex="normal"/>
    </style:style>
    <style:style style:name="T58" style:family="text">
      <style:text-properties fo:font-weight="normal" officeooo:rsid="010cce8a" style:font-weight-asian="normal" style:font-weight-complex="normal"/>
    </style:style>
    <style:style style:name="T59" style:family="text">
      <style:text-properties fo:font-weight="normal" officeooo:rsid="010d351d" style:font-weight-asian="normal" style:font-weight-complex="normal"/>
    </style:style>
    <style:style style:name="T60" style:family="text">
      <style:text-properties fo:font-weight="normal" officeooo:rsid="010de259" style:font-weight-asian="normal" style:font-weight-complex="normal"/>
    </style:style>
    <style:style style:name="T61" style:family="text">
      <style:text-properties fo:font-weight="normal" officeooo:rsid="010ee8c9" style:font-weight-asian="normal" style:font-weight-complex="normal"/>
    </style:style>
    <style:style style:name="T62" style:family="text">
      <style:text-properties fo:font-weight="normal" officeooo:rsid="01105e32" style:font-weight-asian="normal" style:font-weight-complex="normal"/>
    </style:style>
    <style:style style:name="T63" style:family="text">
      <style:text-properties fo:font-weight="normal" officeooo:rsid="0111f13f" style:font-weight-asian="normal" style:font-weight-complex="normal"/>
    </style:style>
    <style:style style:name="T64" style:family="text">
      <style:text-properties fo:font-weight="normal" officeooo:rsid="0113cc2e" style:font-weight-asian="normal" style:font-weight-complex="normal"/>
    </style:style>
    <style:style style:name="T65" style:family="text">
      <style:text-properties fo:font-weight="normal" officeooo:rsid="0115714f" style:font-weight-asian="normal" style:font-weight-complex="normal"/>
    </style:style>
    <style:style style:name="T66" style:family="text">
      <style:text-properties officeooo:rsid="0035f791"/>
    </style:style>
    <style:style style:name="T67" style:family="text">
      <style:text-properties officeooo:rsid="00372811"/>
    </style:style>
    <style:style style:name="T68" style:family="text">
      <style:text-properties officeooo:rsid="0037f1eb"/>
    </style:style>
    <style:style style:name="T69" style:family="text">
      <style:text-properties officeooo:rsid="00397d4d"/>
    </style:style>
    <style:style style:name="T70" style:family="text">
      <style:text-properties officeooo:rsid="0039fa65"/>
    </style:style>
    <style:style style:name="T71" style:family="text">
      <style:text-properties officeooo:rsid="003bd710"/>
    </style:style>
    <style:style style:name="T72" style:family="text">
      <style:text-properties officeooo:rsid="003c57b3"/>
    </style:style>
    <style:style style:name="T73" style:family="text">
      <style:text-properties officeooo:rsid="003e2420"/>
    </style:style>
    <style:style style:name="T74" style:family="text">
      <style:text-properties officeooo:rsid="003fe738"/>
    </style:style>
    <style:style style:name="T75" style:family="text">
      <style:text-properties officeooo:rsid="003ffde8"/>
    </style:style>
    <style:style style:name="T76" style:family="text">
      <style:text-properties officeooo:rsid="00446ef1"/>
    </style:style>
    <style:style style:name="T77" style:family="text">
      <style:text-properties officeooo:rsid="00471787"/>
    </style:style>
    <style:style style:name="T78" style:family="text">
      <style:text-properties officeooo:rsid="00478f35"/>
    </style:style>
    <style:style style:name="T79" style:family="text">
      <style:text-properties fo:font-weight="bold" officeooo:rsid="009fb21b" style:font-weight-asian="bold" style:font-weight-complex="bold"/>
    </style:style>
    <style:style style:name="T80" style:family="text">
      <style:text-properties fo:font-weight="bold" officeooo:rsid="00a62a65" style:font-weight-asian="bold" style:font-weight-complex="bold"/>
    </style:style>
    <style:style style:name="T81" style:family="text">
      <style:text-properties fo:font-weight="bold" officeooo:rsid="00cc13bf" style:font-weight-asian="bold" style:font-weight-complex="bold"/>
    </style:style>
    <style:style style:name="T82" style:family="text">
      <style:text-properties fo:font-weight="bold" officeooo:rsid="00cfac81" style:font-weight-asian="bold" style:font-weight-complex="bold"/>
    </style:style>
    <style:style style:name="T83" style:family="text">
      <style:text-properties fo:font-weight="bold" officeooo:rsid="00dc3a3b" style:font-weight-asian="bold" style:font-weight-complex="bold"/>
    </style:style>
    <style:style style:name="T84" style:family="text">
      <style:text-properties fo:font-weight="bold" officeooo:rsid="00e6100d" style:font-weight-asian="bold" style:font-weight-complex="bold"/>
    </style:style>
    <style:style style:name="T85" style:family="text">
      <style:text-properties fo:font-weight="bold" officeooo:rsid="00ef2ae0" style:font-weight-asian="bold" style:font-weight-complex="bold"/>
    </style:style>
    <style:style style:name="T86" style:family="text">
      <style:text-properties fo:language="es" fo:country="CL" fo:font-weight="normal" style:font-size-asian="10.5pt" style:font-weight-asian="normal" style:font-weight-complex="normal"/>
    </style:style>
    <style:style style:name="T87" style:family="text">
      <style:text-properties fo:language="es" fo:country="CL" fo:font-weight="normal" officeooo:rsid="004d5efb" style:font-size-asian="10.5pt" style:font-weight-asian="normal" style:font-weight-complex="normal"/>
    </style:style>
    <style:style style:name="T88" style:family="text">
      <style:text-properties fo:language="es" fo:country="CL" fo:font-weight="bold" style:font-size-asian="10.5pt" style:font-weight-asian="bold" style:font-weight-complex="bold"/>
    </style:style>
    <style:style style:name="T89" style:family="text">
      <style:text-properties fo:language="es" fo:country="CL" fo:font-weight="bold" officeooo:rsid="00e15827" style:font-size-asian="10.5pt" style:font-weight-asian="bold" style:font-weight-complex="bold"/>
    </style:style>
    <style:style style:name="T90" style:family="text">
      <style:text-properties fo:language="es" fo:country="CL" fo:font-weight="bold" officeooo:rsid="00e23dd0" style:font-size-asian="10.5pt" style:font-weight-asian="bold" style:font-weight-complex="bold"/>
    </style:style>
    <style:style style:name="T91" style:family="text">
      <style:text-properties fo:language="es" fo:country="CL" fo:font-weight="bold" officeooo:rsid="00e6100d" style:font-size-asian="10.5pt" style:font-weight-asian="bold" style:font-weight-complex="bold"/>
    </style:style>
    <style:style style:name="T92" style:family="text">
      <style:text-properties officeooo:rsid="00627e54"/>
    </style:style>
    <style:style style:name="T93" style:family="text">
      <style:text-properties officeooo:rsid="00645ab3"/>
    </style:style>
    <style:style style:name="T94" style:family="text">
      <style:text-properties officeooo:rsid="00660b05"/>
    </style:style>
    <style:style style:name="T95" style:family="text">
      <style:text-properties officeooo:rsid="00669bdd"/>
    </style:style>
    <style:style style:name="T96" style:family="text">
      <style:text-properties style:text-position="super 58%"/>
    </style:style>
    <style:style style:name="T97" style:family="text">
      <style:text-properties style:text-position="super 58%" officeooo:rsid="0066e6fe"/>
    </style:style>
    <style:style style:name="T98" style:family="text">
      <style:text-properties style:text-position="0% 100%"/>
    </style:style>
    <style:style style:name="T99" style:family="text">
      <style:text-properties officeooo:rsid="00981219"/>
    </style:style>
    <style:style style:name="T100" style:family="text">
      <style:text-properties fo:color="#030016"/>
    </style:style>
    <style:style style:name="T101" style:family="text">
      <style:text-properties fo:color="#030016" fo:language="es" fo:country="CL" fo:font-weight="normal" officeooo:rsid="004d5efb" style:font-size-asian="10.5pt" style:font-weight-asian="normal" style:font-weight-complex="normal"/>
    </style:style>
    <style:style style:name="T102" style:family="text">
      <style:text-properties officeooo:rsid="009e70ae"/>
    </style:style>
    <style:style style:name="T103" style:family="text">
      <style:text-properties officeooo:rsid="009fb21b"/>
    </style:style>
    <style:style style:name="T104" style:family="text">
      <style:text-properties style:text-line-through-style="solid" style:text-line-through-type="single"/>
    </style:style>
    <style:style style:name="T105" style:family="text">
      <style:text-properties style:text-line-through-style="solid" style:text-line-through-type="single" fo:font-style="italic" style:font-style-asian="italic" style:font-style-complex="italic"/>
    </style:style>
    <style:style style:name="T106" style:family="text">
      <style:text-properties style:text-line-through-style="solid" style:text-line-through-type="single" fo:font-style="normal" style:font-style-asian="normal" style:font-style-complex="normal"/>
    </style:style>
    <style:style style:name="T107" style:family="text">
      <style:text-properties style:text-line-through-style="none" style:text-line-through-type="none"/>
    </style:style>
    <style:style style:name="T108" style:family="text">
      <style:text-properties officeooo:rsid="00a62a65"/>
    </style:style>
    <style:style style:name="T109" style:family="text">
      <style:text-properties officeooo:rsid="00a9a74e"/>
    </style:style>
    <style:style style:name="T110" style:family="text">
      <style:text-properties officeooo:rsid="00ab82f2"/>
    </style:style>
    <style:style style:name="T111" style:family="text">
      <style:text-properties officeooo:rsid="00b9a3e5"/>
    </style:style>
    <style:style style:name="T112" style:family="text">
      <style:text-properties officeooo:rsid="00bc2a5b"/>
    </style:style>
    <style:style style:name="T113" style:family="text">
      <style:text-properties fo:color="#000000" style:text-outline="false" style:text-line-through-style="none" style:text-line-through-type="none" style:font-name="Nimbus Roman No9 L" fo:font-size="12pt" fo:letter-spacing="normal" fo:font-style="normal" fo:text-shadow="none" style:text-underline-style="none" style:letter-kerning="true" style:font-size-asian="12pt" style:font-style-asian="normal" style:text-emphasize="none"/>
    </style:style>
    <style:style style:name="T114" style:family="text">
      <style:text-properties fo:color="#000000" style:text-outline="false" style:text-line-through-style="none" style:text-line-through-type="none" style:font-name="Nimbus Roman No9 L" fo:font-size="12pt" fo:letter-spacing="normal" fo:font-style="normal" fo:text-shadow="none" style:text-underline-style="none" officeooo:rsid="00c11f7b" style:letter-kerning="true" style:font-size-asian="12pt" style:font-style-asian="normal" style:text-emphasize="none"/>
    </style:style>
    <style:style style:name="T115" style:family="text">
      <style:text-properties officeooo:rsid="00c2c4f9"/>
    </style:style>
    <style:style style:name="T116" style:family="text">
      <style:text-properties officeooo:rsid="00c31e3e"/>
    </style:style>
    <style:style style:name="T117" style:family="text">
      <style:text-properties officeooo:rsid="00c622e8"/>
    </style:style>
    <style:style style:name="T118" style:family="text">
      <style:text-properties fo:font-style="normal" style:font-style-asian="normal" style:font-style-complex="normal"/>
    </style:style>
    <style:style style:name="T119" style:family="text">
      <style:text-properties fo:font-style="normal" officeooo:rsid="00c622e8" style:font-style-asian="normal" style:font-style-complex="normal"/>
    </style:style>
    <style:style style:name="T120" style:family="text">
      <style:text-properties fo:font-style="normal" officeooo:rsid="00c759b0" style:font-style-asian="normal" style:font-style-complex="normal"/>
    </style:style>
    <style:style style:name="T121" style:family="text">
      <style:text-properties fo:font-style="normal" style:text-underline-style="none" style:font-style-asian="normal" style:font-style-complex="normal"/>
    </style:style>
    <style:style style:name="T122" style:family="text">
      <style:text-properties officeooo:rsid="00c748e4"/>
    </style:style>
    <style:style style:name="T123" style:family="text">
      <style:text-properties officeooo:rsid="00c759b0"/>
    </style:style>
    <style:style style:name="T124" style:family="text">
      <style:text-properties officeooo:rsid="00ca828b"/>
    </style:style>
    <style:style style:name="T125" style:family="text">
      <style:text-properties officeooo:rsid="00cb5ee4"/>
    </style:style>
    <style:style style:name="T126" style:family="text">
      <style:text-properties officeooo:rsid="00cc13bf"/>
    </style:style>
    <style:style style:name="T127" style:family="text">
      <style:text-properties officeooo:rsid="00cfac81"/>
    </style:style>
    <style:style style:name="T128" style:family="text">
      <style:text-properties officeooo:rsid="00d3aa95"/>
    </style:style>
    <style:style style:name="T129" style:family="text">
      <style:text-properties officeooo:rsid="00d93dc9"/>
    </style:style>
    <style:style style:name="T130" style:family="text">
      <style:text-properties officeooo:rsid="00bf5b26"/>
    </style:style>
    <style:style style:name="T131" style:family="text">
      <style:text-properties officeooo:rsid="00dc3a3b"/>
    </style:style>
    <style:style style:name="T132" style:family="text">
      <style:text-properties officeooo:rsid="00df09fe"/>
    </style:style>
    <style:style style:name="T133" style:family="text">
      <style:text-properties officeooo:rsid="00dfa42a"/>
    </style:style>
    <style:style style:name="T134" style:family="text">
      <style:text-properties fo:color="#cc7832"/>
    </style:style>
    <style:style style:name="T135" style:family="text">
      <style:text-properties fo:color="#cc7832" fo:font-weight="bold"/>
    </style:style>
    <style:style style:name="T136" style:family="text">
      <style:text-properties fo:color="#94558d"/>
    </style:style>
    <style:style style:name="T137" style:family="text">
      <style:text-properties officeooo:rsid="00e2a157"/>
    </style:style>
    <style:style style:name="T138" style:family="text">
      <style:text-properties fo:color="#8888c6"/>
    </style:style>
    <style:style style:name="T139" style:family="text">
      <style:text-properties officeooo:rsid="00e3a3a0"/>
    </style:style>
    <style:style style:name="T140" style:family="text">
      <style:text-properties officeooo:rsid="00e8be33"/>
    </style:style>
    <style:style style:name="T141" style:family="text">
      <style:text-properties officeooo:rsid="00ea0746"/>
    </style:style>
    <style:style style:name="T142" style:family="text">
      <style:text-properties officeooo:rsid="00ef2ae0"/>
    </style:style>
    <style:style style:name="T143" style:family="text">
      <style:text-properties officeooo:rsid="00e6100d"/>
    </style:style>
    <style:style style:name="T144" style:family="text">
      <style:text-properties officeooo:rsid="00f1b25e"/>
    </style:style>
    <style:style style:name="T145" style:family="text">
      <style:text-properties style:text-underline-style="solid" style:text-underline-width="auto" style:text-underline-color="font-color"/>
    </style:style>
    <style:style style:name="T146" style:family="text">
      <style:text-properties style:text-underline-style="none"/>
    </style:style>
    <style:style style:name="T147" style:family="text">
      <style:text-properties style:text-underline-style="none" fo:font-weight="normal" style:font-weight-asian="normal" style:font-weight-complex="normal"/>
    </style:style>
    <style:style style:name="T148" style:family="text">
      <style:text-properties style:text-underline-style="none" fo:font-weight="normal" officeooo:rsid="00f4ca1a" style:font-weight-asian="normal" style:font-weight-complex="normal"/>
    </style:style>
    <style:style style:name="T149" style:family="text">
      <style:text-properties style:text-underline-style="none" fo:font-weight="normal" officeooo:rsid="00f4ffa7" style:font-weight-asian="normal" style:font-weight-complex="normal"/>
    </style:style>
    <style:style style:name="T150" style:family="text">
      <style:text-properties officeooo:rsid="00f590f9"/>
    </style:style>
    <style:style style:name="T151" style:family="text">
      <style:text-properties officeooo:rsid="00f808ce"/>
    </style:style>
    <style:style style:name="T152" style:family="text">
      <style:text-properties officeooo:rsid="00fe9cca"/>
    </style:style>
    <style:style style:name="T153" style:family="text">
      <style:text-properties officeooo:rsid="01019db2"/>
    </style:style>
    <style:style style:name="T154" style:family="text">
      <style:text-properties officeooo:rsid="0105f192"/>
    </style:style>
    <style:style style:name="T155" style:family="text">
      <style:text-properties officeooo:rsid="0106f034"/>
    </style:style>
    <style:style style:name="T156" style:family="text">
      <style:text-properties officeooo:rsid="010886c4"/>
    </style:style>
    <style:style style:name="T157" style:family="text">
      <style:text-properties officeooo:rsid="010cce8a"/>
    </style:style>
    <style:style style:name="T158" style:family="text">
      <style:text-properties officeooo:rsid="010ee8c9"/>
    </style:style>
    <style:style style:name="T159" style:family="text">
      <style:text-properties fo:font-variant="normal" fo:text-transform="none" style:use-window-font-color="true" style:text-outline="false" style:text-line-through-style="none" style:text-line-through-type="none" style:text-position="0% 100%" style:font-name="Nimbus Roman No9 L" fo:font-size="10pt" fo:letter-spacing="normal" fo:language="es" fo:country="CL"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Propuesta de Proyecto de Grado</text:p>
      <text:p text:style-name="P4"/>
      <text:p text:style-name="P4"/>
      <text:p text:style-name="P4"/>
      <text:p text:style-name="P4"/>
      <text:p text:style-name="P4"/>
      <text:p text:style-name="P4"/>
      <text:p text:style-name="P4"/>
      <text:p text:style-name="P4"/>
      <text:p text:style-name="P4"/>
      <text:p text:style-name="P4">BRAIN-CEMISID versión 2.1 - Construcción de un <text:span text:style-name="T92">K</text:span>ernel <text:span text:style-name="T92">C</text:span>erebro <text:span text:style-name="T92">A</text:span>rtificial <text:span text:style-name="T92">en Python:</text:span> </text:p>
      <text:p text:style-name="P21">Creación de un soporte intermedio para el procesamiento en paralelo.</text:p>
      <text:p text:style-name="P5"/>
      <text:p text:style-name="P5"/>
      <text:p text:style-name="P5"/>
      <text:p text:style-name="P7"/>
      <text:p text:style-name="P7"/>
      <text:p text:style-name="P7">Por</text:p>
      <text:p text:style-name="P7">Br. *******************</text:p>
      <text:p text:style-name="P7">Tutor: Dr. ***********</text:p>
      <text:p text:style-name="P7"/>
      <text:p text:style-name="P7"/>
      <text:p text:style-name="P7"/>
      <text:p text:style-name="P7"/>
      <text:p text:style-name="P7"><text:span text:style-name="T102">Febrero</text:span> 2016</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Universidad de Los Andes, Mérida, Venezuela</text:p>
      <text:p text:style-name="P5"/>
      <text:p text:style-name="P8"/>
      <text:p text:style-name="P6"/>
      <text:p text:style-name="P35"><text:soft-page-break/>Capítulo 1</text:p>
      <text:p text:style-name="P35"/>
      <text:p text:style-name="P35">Introducción</text:p>
      <text:p text:style-name="P35"/>
      <text:p text:style-name="P34"><text:span text:style-name="T108">1.1. </text:span>Antecedentes</text:p>
      <text:p text:style-name="P11"/>
      <text:p text:style-name="P15">En las ultimas décadas se han realizado numerosos esfuerzos para emular las capacidades y comportamiento del cerebro una de las maquinas mas maravillosas de la naturaleza, todo esto mediante la realización de varios proyectos que pretenden lograr este desafío. Uno de ellos es el Blue Brain [<text:span text:style-name="T66">1</text:span>] dirigido por el Dr. Henry Makran en conjunto con IBM esta idea comenzó en el año 2005 y hasta la fecha ha logrado modelar la mitad del cerebro de un ratón, la idea es realizar una copia fidedigna del cerebro humano.</text:p>
      <text:p text:style-name="P15"/>
      <text:p text:style-name="P15">Por otra parte DeepMind [<text:span text:style-name="T67">2</text:span>] una compañía de inteligencia artificial que fue adquirida por Google en el 2014, realizo una red neuronal que permitía aprender a jugar una cierta cantidad de v<text:span text:style-name="T68">í</text:span>deos juegos de <text:span text:style-name="T68">árcade</text:span> de los años 70 hasta tal punto de llegar a derrotar humanos profesionales.</text:p>
      <text:p text:style-name="P15"/>
      <text:p text:style-name="P15"/>
      <text:p text:style-name="P15"/>
      <text:p text:style-name="P15">EL BRAIN-CEMISID es una idea que surge con el propósito de mostrar de que es capaz de realizar el hombre con tan solo los conocimientos y la imaginación, este modelo cerebral esta conformado por una red neuronal [<text:span text:style-name="T68">3</text:span>] que no es mas que un conjunto de neuronas interconectadas las cuales almacenaran los estímulos percibidos del medio circundante y unas esferas [<text:span text:style-name="T70">4</text:span>], [<text:span text:style-name="T70">5</text:span>], [<text:span text:style-name="T70">6</text:span>] y [<text:span text:style-name="T70">7</text:span>] en las cuales actuaran una cierta cantidad de neuronas que realizaran una tarea en especifico, las cuales juntas lograran emular</text:p>
      <text:p text:style-name="P15">la percepción de la vista y el oído.</text:p>
      <text:p text:style-name="P15"/>
      <text:p text:style-name="P15">El trabajo en conjunto del BRAIN-CEMISID es una gran oportunidad para tener un breve acercamiento a<text:span text:style-name="T93">l</text:span> desarrollo inicial de un pensamiento complejo. <text:span text:style-name="T93">L</text:span>a complejidad <text:span text:style-name="T95">de dicho trabajo</text:span> <text:span text:style-name="T95">permite de una forma u otra</text:span> enfrent<text:span text:style-name="T95">arse</text:span> a la imaginación y la interdisciplinaridad para apropiárselas y reconstruirlas, como eje principal en el desarrollo de una solución.<text:span text:style-name="T97">1*</text:span></text:p>
      <text:p text:style-name="P18"/>
      <text:p text:style-name="P18"/>
      <text:p text:style-name="P120"/>
      <text:p text:style-name="P15">El BRAIN-CEMISID es un proyecto que se ha llevado a cabo durante unos años dando como resultado la creación de varias etapas <text:span text:style-name="T94">completadas</text:span>:</text:p>
      <text:p text:style-name="P15"/>
      <text:p text:style-name="P15">[<text:span text:style-name="T71">8</text:span>] inicio el Proyecto con la creación de una red neuronal en VLSI, la cual más adelante fue reinterpretada y adaptada al ambiente CUDA de programación paralela, de la mano de [<text:span text:style-name="T71">9</text:span>] cuyo trabajo se tituló ”Motor de Neuronas programado en paralelo bajo el ambiente CUDA”.</text:p>
      <text:p text:style-name="P15"/>
      <text:p text:style-name="P16">[<text:span text:style-name="T13">6</text:span>] en su trabajo basado en la creación del Estado Sensorial, desarrolla la primera versión del BRAIN-CEMISID, durante el desarrollo del ES se enfoca en la creación de las 3 primeras esferas (Sensorial, Perceptora y Vectorizada), la cuales en conjunto tendrán la capacidad de reconocer caracteres numéricos, mediante la vectorización de imágenes captadas por el sentido de la vista y formaran el aprendizaje de la red neuronal.</text:p>
      <text:p text:style-name="P15"><text:soft-page-break/></text:p>
      <text:p text:style-name="P23">Notas: <text:s/><text:span text:style-name="T96">1* <text:s/></text:span><text:span text:style-name="T98">Exigencias y recomendaciones por parte del tutor, durante las respectivas reuniones. </text:span></text:p>
      <text:p text:style-name="P16"/>
      <text:p text:style-name="P16">[<text:span text:style-name="T14">7</text:span>] continua con el desarrollo del BRAIN-CEMISID, creando la capa del Estado Cerebral o Mundo Cerebral, se resolvieron ambigüedades de la interfaz de comunicación (Esfera Analı́tica), se hicieron nuevas redes neuronales para asociar los sentidos de la (vista y el oı́do) en un principio, independientes y asociar sus <text:span text:style-name="T72">estímulos</text:span> (Esfera Relacional) además, de lograr la reacción de la capa operacional que da una reacción ante una serie de <text:span text:style-name="T72">estímulos</text:span> (capa cultural).</text:p>
      <text:p text:style-name="P15"/>
      <text:p text:style-name="P17">[<text:span text:style-name="T13">5</text:span>] su trabajo se basa en la creación de la Esfera de Capacidades, la cual crea una estructura neuronal especifica llamadas Banco Neuronal Geométrico, las cuales tienen capacidades de realizar cálculos geométricos y algebraicos. El objetivo fue implementar en nuestro cerebro artificial conceptos matemáticos básicos que le otorgaran al cerebro la capacidad de suma.</text:p>
      <text:p text:style-name="P15"/>
      <text:p text:style-name="P15">[<text:span text:style-name="T73">4</text:span>] la creación de la capa operacional comprendida por una ”esfera perceptora” que genera una analogía del funcionamiento de algunos sentidos del ser humano, específicamente los sentidos de la Vista y el Oı́do [8] para obtener la capacidad de reconocimiento de caracteres, que permita la realización de una lectura comprensiva y se haga una asociación e interpretación con conocimientos</text:p>
      <text:p text:style-name="P15">previos.</text:p>
      <text:p text:style-name="P12"/>
      <text:p text:style-name="P15">[<text:span text:style-name="T74">10</text:span>] ensamblar las 6 esferas las cuales traerá como resultado un proceso que simula la vista y el oído, todo lo que se oye y se ve será mostrado al igual que la compresión de palabras y capacidad de cálculo. Con la finalidad de observar lo que está pensando el cerebro</text:p>
      <text:p text:style-name="P15"/>
      <text:p text:style-name="P15">[<text:span text:style-name="T74">11]</text:span> reestructura global del cerebro y implementación en Python (versión 2.0), además de agregar una nueva esfera intencional, que permite al cerebro <text:span text:style-name="T9">tomar decisión de forma autónoma (con libertad) dentro de un conjunto de opciones disponibles. </text:span></text:p>
      <text:p text:style-name="P19"/>
      <text:p text:style-name="P24"/>
      <text:p text:style-name="P28"/>
      <text:p text:style-name="P14"><text:span text:style-name="T80">1.</text:span><text:span text:style-name="T79">2. </text:span><text:span text:style-name="T80">Planteamiento del problema</text:span></text:p>
      <text:p text:style-name="P13"/>
      <text:p text:style-name="P9">Actualmente el Centro de Estudios en Micro-computación y Sistemas distribuidos CEMISID, se encuentra trabajando en la elaboración de un cerebro artificial, el cual busca emular una de las maquinas más impresionantes creada por la naturaleza como lo es el cerebro humano. Este cerebro cuenta con <text:span text:style-name="T1">7</text:span> Esferas concéntricas (Sensorial, Analítica, Cultural, Relacional, de Capacidades, <text:s/>Perceptora <text:span text:style-name="T1">e Intencional</text:span>), <text:s/>así como <text:span text:style-name="T1">simular la vista y el oído c</text:span>on la finalidad de observar lo que está</text:p>
      <text:p text:style-name="P10">pensando el cerebro. </text:p>
      <text:p text:style-name="P10"/>
      <text:p text:style-name="P36">1.3 <text:s/>Justificación</text:p>
      <text:p text:style-name="P10"/>
      <text:p text:style-name="P10"><text:span text:style-name="T2">La realización de esta tesis tiene como objetivo fundamental la creación de un soporte intermedio o “</text:span><text:span text:style-name="T4">middleware</text:span><text:span text:style-name="T2">” en inglés, <text:s/>que permita mejorar el rendimiento del cerebro mediante el procesamiento en paralelo. </text:span><text:s/>Esto <text:span text:style-name="T2">será</text:span> <text:span text:style-name="T2">implementado </text:span><text:s/>mediante la programación paralela <text:span text:style-name="T99">del lenguaje Python.</text:span></text:p>
      <text:p text:style-name="P24"/>
      <text:p text:style-name="P27"><text:soft-page-break/></text:p>
      <text:p text:style-name="P25"/>
      <text:p text:style-name="P25"/>
      <text:p text:style-name="P25"/>
      <text:p text:style-name="P25"/>
      <text:p text:style-name="P37"><text:span text:style-name="T108">1.4</text:span>. <text:s text:c="4"/>Objetivos</text:p>
      <text:p text:style-name="P26"><text:span text:style-name="T108">1.4.1. <text:s/></text:span>Objetivo General</text:p>
      <text:p text:style-name="P24"/>
      <text:p text:style-name="P20"><text:span text:style-name="T10">Desarrollar </text:span><text:span text:style-name="T11">un “soporte intermedio” o </text:span><text:span text:style-name="T7">middleware</text:span><text:span text:style-name="T11"> en inglés, que permi</text:span><text:span text:style-name="T18">t</text:span><text:span text:style-name="T15">a</text:span><text:span text:style-name="T11"> mejorar </text:span><text:span text:style-name="T12">substancialmente </text:span><text:span text:style-name="T11">el rendimiento del cerebro mediante el procesamiento en paralelo, </text:span><text:span text:style-name="T10">e implementarlo usando</text:span><text:span text:style-name="T11"> </text:span><text:span text:style-name="T16">el paradigma de la</text:span><text:span text:style-name="T11"> programación paralela en </text:span><text:span text:style-name="T16">Python</text:span><text:span text:style-name="T11">.</text:span></text:p>
      <text:p text:style-name="P70"/>
      <text:p text:style-name="P70"/>
      <text:p text:style-name="P39"><text:span text:style-name="T108">1.4.2. <text:s text:c="3"/></text:span>Objetivos Específicos</text:p>
      <text:p text:style-name="P71"/>
      <text:list xml:id="list2602986735" text:style-name="L1">
        <text:list-item>
          <text:p text:style-name="P124">Realizar un análisis del funcionamiento de cada una de las esferas creadas en las tesis anteriores, <text:span text:style-name="T76">con el fin de recrearlas, pero está vez en un ambiente de programación paralela.</text:span></text:p>
          <text:p text:style-name="P124"/>
        </text:list-item>
        <text:list-item>
          <text:p text:style-name="P124"><text:span text:style-name="T104">Diseñar un modelo abstracto del </text:span><text:span text:style-name="T105">middleware </text:span><text:span text:style-name="T106">y definir sus entradas y salidas.</text:span> </text:p>
          <text:p text:style-name="P124"/>
        </text:list-item>
        <text:list-item>
          <text:p text:style-name="P125">Reingeniería de las esferas para procesar sus operaciones neuronales de forma paralela.</text:p>
          <text:p text:style-name="P124"/>
        </text:list-item>
        <text:list-item>
          <text:p text:style-name="P124">Evaluar el desempeño del modelo planteado.</text:p>
          <text:p text:style-name="P124"/>
        </text:list-item>
        <text:list-item>
          <text:p text:style-name="P124">Hacer pruebas que permitan verificar la correctitud del funcionamiento del cerebro bajo la programación paralela.</text:p>
          <text:p text:style-name="P124"/>
        </text:list-item>
        <text:list-item>
          <text:p text:style-name="P124"><text:span text:style-name="T107">Hacer pruebas que permiten verificar la mejora del rendimiento del cerebro.</text:span> </text:p>
        </text:list-item>
      </text:list>
      <text:p text:style-name="P72"/>
      <text:p text:style-name="P73"/>
      <text:p text:style-name="P73"/>
      <text:p text:style-name="P73"/>
      <text:p text:style-name="P29"/>
      <text:p text:style-name="P29"><text:span text:style-name="T108">1.5. </text:span>Metodología</text:p>
      <text:p text:style-name="P74"/>
      <text:p text:style-name="P75">La metodología utilizada para el desarrollo e implementación de este trabajo será el modelo en espiral.</text:p>
      <text:p text:style-name="P75"/>
      <text:p text:style-name="P75">Dicho modelo se puede aplicar a través del ciclo de vida completo de una aplicación, desde el desarrollo del concepto hasta el mantenimiento. El modelo espiral que Bohem [BOE88] propuso originalmente, es un modelo de proceso de software evolutivo que conjuga la naturaleza iterativa de la construcción de prototipos con los aspectos controlados y sistemáticos del modelo en cascada. Proporciona el material para el desarrollo rápido de versiones incrementales de software. </text:p>
      <text:p text:style-name="P75"/>
      <text:p text:style-name="P75"/>
      <text:p text:style-name="P75">En [12], se expone que cada ciclo del espiral se divide en cuatro regiones bien definidas:</text:p>
      <text:p text:style-name="P75"><text:soft-page-break/></text:p>
      <text:list xml:id="list2420425368" text:style-name="L2">
        <text:list-item>
          <text:p text:style-name="P126">Definición de Objetivos: En esta región se definen los objetivos específicos. Se identifican los riesgos, las restricciones del producto y del proceso. Por último se traza un plan detallado de gestión.</text:p>
          <text:p text:style-name="P126"/>
        </text:list-item>
        <text:list-item>
          <text:p text:style-name="P126">Evaluación y Reducción de Riesgos: Se lleva a cabo un análisis detallado para cada uno de los riesgos y se definen los pasos para reducir dichos riesgos.</text:p>
          <text:p text:style-name="P126"/>
        </text:list-item>
        <text:list-item>
          <text:p text:style-name="P126">Desarrollo y Validación: Se elige un modelo para el desarrollo del sistema dependiendo de los resultados que arroje la evaluación de riesgos.</text:p>
          <text:p text:style-name="P126"/>
        </text:list-item>
        <text:list-item>
          <text:p text:style-name="P126">Planificación: Se evalúa el proyecto hasta el trabajo hecho en el ciclo actual. En caso de necesitar otro ciclo se planifica dicho ciclo.</text:p>
        </text:list-item>
      </text:list>
      <text:p text:style-name="P75"/>
      <text:p text:style-name="P75">En resumen usar esta <text:span text:style-name="T77">metodología</text:span> evolutiva permit<text:span text:style-name="T77">irá</text:span> refina<text:span text:style-name="T77">r</text:span> el modelo conceptual <text:span text:style-name="T77">en cada iteración</text:span> y que <text:span text:style-name="T77">cada</text:span> <text:span text:style-name="T77">versión</text:span> <text:span text:style-name="T77">parcial</text:span> de software se acerque <text:span text:style-name="T77">cada vez más</text:span> a la versión estable de <text:span text:style-name="T77">forma</text:span> incremental, <text:span text:style-name="T78">donde se evalúan todas las</text:span> alternativas <text:span text:style-name="T78">y se eligen </text:span>aquellas <text:span text:style-name="T78">que minimizan el riesgo</text:span> y no comprometa la culminación del proyecto.</text:p>
      <text:p text:style-name="P30"/>
      <text:p text:style-name="P89"/>
      <text:p text:style-name="P35">1.6. Estructura del Documento<office:annotation><dc:creator>Unknown Author</dc:creator><dc:date>2017-03-04T14:48:41.843391720</dc:date><text:p text:style-name="P164"><text:span text:style-name="T159">Por hacer</text:span></text:p></office:annotation></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text:soft-page-break/></text:p>
      <text:p text:style-name="P35">Capítulo 2</text:p>
      <text:p text:style-name="P35"/>
      <text:p text:style-name="P35">Marco Teórico<office:annotation><dc:creator>Unknown Author</dc:creator><dc:date>2017-03-04T14:49:54.276072491</dc:date><text:p text:style-name="P164"><text:span text:style-name="T159">Por hacer</text:span></text:p></office:annotation></text:p>
      <text:p text:style-name="P88"/>
      <text:p text:style-name="P88"/>
      <text:p text:style-name="P99">Paralelismo: problemas <text:span text:style-name="T112">relacionados</text:span> (dead-lock, inconsistencia de datos etc...)</text:p>
      <text:p text:style-name="P88"/>
      <text:p text:style-name="P88"><text:span text:style-name="T113">hilo, núcleo, procesador, hilo real <text:s/></text:span><text:span text:style-name="T114">(diferencias entre los hilos)</text:span></text:p>
      <text:p text:style-name="P88"/>
      <text:p text:style-name="P41"><text:span text:style-name="T20">donde los problemas computacionales </text:span><text:span text:style-name="T21">generados por los módulos del núcleo</text:span><text:span text:style-name="T20"> serán separad</text:span><text:span text:style-name="T21">o</text:span><text:span text:style-name="T20">s en partes discretas que podrán ser resuelta</text:span><text:span text:style-name="T21">s</text:span><text:span text:style-name="T20"> de forma concurrente, luego cada parte es a su vez subdividida en una serie de instrucciones, </text:span><text:span text:style-name="T21">que </text:span><text:span text:style-name="T20">finalmente, instrucciones de diferentes partes serán ejecutadas en procesadores diferentes.</text:span></text:p>
      <text:p text:style-name="P88"/>
      <text:p text:style-name="P118">IOPS</text:p>
      <text:p text:style-name="P110"/>
      <text:p text:style-name="P111">Función lambda</text:p>
      <text:p text:style-name="P31"/>
      <text:p text:style-name="P106">Identificación de <text:span text:style-name="T110">módulos</text:span> <text:span text:style-name="T110">dóciles</text:span> <text:span text:style-name="T110">para la</text:span> ejecución en paralelo <text:span text:style-name="T124">(forma automatica)</text:span></text:p>
      <text:p text:style-name="P31"/>
      <text:p text:style-name="P31"/>
      <text:p text:style-name="P38"><text:s/></text:p>
      <text:p text:style-name="P40">Capítulo 3</text:p>
      <text:p text:style-name="P40"/>
      <text:p text:style-name="P55">Creación de un soporte intermedio para el procesamiento en paralelo.</text:p>
      <text:p text:style-name="P40"><text:s/></text:p>
      <text:p text:style-name="P41"><text:tab/><text:span text:style-name="T19">En este capítulo se describen los pasos </text:span><text:span text:style-name="T20">necesarios para la implementación eficaz de la programación paralela en el núcleo del BrainCEMISID.</text:span><text:span text:style-name="T32"> </text:span></text:p>
      <text:p text:style-name="P108"/>
      <text:p text:style-name="P108"/>
      <text:p text:style-name="P108"/>
      <text:p text:style-name="P40"/>
      <text:p text:style-name="P40">3.1. <text:s/>Detección del sistema paralelo</text:p>
      <text:p text:style-name="P93"/>
      <text:p text:style-name="P56"><text:span text:style-name="T19"><text:tab/></text:span><text:span text:style-name="T10">El objetivo principal es la determinación de cantidad de procesadores disponibles en el sistema operativo donde será ejecutado el núcleo del BrainCEMISID, sean físicos o bien virtuales -también llamadas núcleos o hilos reales- </text:span><text:span text:style-name="T22">con el fin de calibrar </text:span><text:span text:style-name="T23">el número de conjunto de hilos -recursos inicializados listos para usar – o </text:span><text:span text:style-name="T8">thread</text:span><text:span text:style-name="T23"> </text:span><text:span text:style-name="T8">pool</text:span><text:span text:style-name="T23"> en inglés, </text:span><text:span text:style-name="T33">el cual permitirá lograr una ejecución de las distintas partes del núcleo en paralelo, de forma optim</text:span><text:span text:style-name="T34">izada para </text:span><text:span text:style-name="T33"><text:s/></text:span><text:span text:style-name="T34">los</text:span><text:span text:style-name="T33"> recursos disponibles en el computador donde es ejecutado. </text:span></text:p>
      <text:p text:style-name="P109"/>
      <text:p text:style-name="P57">3.1.1. Compatibilidad</text:p>
      <text:p text:style-name="P54"><text:soft-page-break/><text:span text:style-name="T23">La detección es compatible con los siguientes sistemas operativos: Unix, Linux, Windows, <text:s/>BSD y Solaris, además es compatible con las siguientes bibliotecas: </text:span><text:span text:style-name="T28">Multiprocessing, </text:span><text:span text:style-name="T23">Cpuset, Psutil, Posix y <text:s/>jython, con el fin de ofrecer una mayor portabilidad y confiabilidad </text:span><text:span text:style-name="T28">a la herramienta.</text:span><text:span text:style-name="T23"> <text:s text:c="3"/></text:span></text:p>
      <text:p text:style-name="P94"/>
      <text:p text:style-name="P58"/>
      <text:p text:style-name="P58"/>
      <text:p text:style-name="P58">3.1.2. Algoritmo</text:p>
      <text:p text:style-name="P58"><text:span text:style-name="T35">P</text:span><text:span text:style-name="T31">rimero se determina el sistema operativo donde es ejecutado el núcleo del BrainCEMISID, luego se </text:span><text:span text:style-name="T35">inicia una comunicación directa con las herramientas integradas en dicho sistema operativo, solicitando</text:span><text:span text:style-name="T31"> </text:span><text:span text:style-name="T35">el</text:span><text:span text:style-name="T31"> número de procesadores </text:span><text:span text:style-name="T35">disponibles en el sistema</text:span><text:span text:style-name="T31">, <text:s/></text:span><text:span text:style-name="T35">si la solicitud no es respondida</text:span><text:span text:style-name="T31"> se intentará usar </text:span><text:span text:style-name="T35">las</text:span><text:span text:style-name="T31"> biblioteca</text:span><text:span text:style-name="T35">s</text:span><text:span text:style-name="T31"> compatible</text:span><text:span text:style-name="T35">s con el sistema una por una haciendo la solicitud de nuevo, </text:span><text:span text:style-name="T36">finalmente si ninguna biblioteca facilita la información requerida, se devuelve <text:s/>una excepción que describe el hecho de no poder determinar el número de procesadores.</text:span></text:p>
      <text:p text:style-name="P95"/>
      <text:p text:style-name="P57"><text:bookmark-start text:name="__DdeLink__1115_4079861764"/><text:bookmark-start text:name="__DdeLink__1122_1240506139"/><text:bookmark-start text:name="__DdeLink__1106_1240506139"/>3.1.3<text:bookmark-end text:name="__DdeLink__1122_1240506139"/><text:bookmark-end text:name="__DdeLink__1106_1240506139"/>.<text:bookmark-end text:name="__DdeLink__1115_4079861764"/> Determinación de números de hilos</text:p>
      <text:p text:style-name="P100">El número de hilos (virtuales) a usar inicialmente es igual a la cantidad de procesadores presentes en el sistema de ejecución, <text:span text:style-name="T115">luego para <text:s/>las operaciones de entrada/salida con las unidades de almacenamiento secundario se incrementa la cantidad de hilos según el siguiente algoritmo:</text:span></text:p>
      <text:p text:style-name="P100"/>
      <text:p text:style-name="P101">sea <text:span text:style-name="T3">n_es</text:span> <text:s/>el número total de operaciones de entrada/salida de un <text:span text:style-name="T116">bloque de código dado</text:span>,</text:p>
      <text:p text:style-name="P101"><text:span text:style-name="T116">y sea </text:span><text:span text:style-name="T5">n_p</text:span><text:span text:style-name="T116"> el número total de procesadores detectados del sistema,</text:span></text:p>
      <text:p text:style-name="P101"><text:span text:style-name="T116">y sea </text:span><text:span text:style-name="T5">n_h</text:span><text:span text:style-name="T116"> el número total de hilos virtuales</text:span></text:p>
      <text:p text:style-name="P101"/>
      <text:p text:style-name="P102">Si <text:s/>n_es <text:s/>&lt;= <text:s/>n_p, entonces n_h será igual a n_p</text:p>
      <text:p text:style-name="P102">Si <text:s/>n_es <text:s/>&gt; n_p, entonces n_h será igual a n_es y <text:span text:style-name="T117">70</text:span> <text:s/>como umbral.</text:p>
      <text:p text:style-name="P101"><text:s/></text:p>
      <text:p text:style-name="P103"><text:span text:style-name="T117">70</text:span> es la media <text:span text:style-name="T117">experimental</text:span> de <text:span text:style-name="T117">operaciones de entrada/salida por segundo (</text:span><text:span text:style-name="T6">IOPS) </text:span><text:span text:style-name="T119">para unidades de almacenamiento secundarias tradicionales </text:span><text:span text:style-name="T120">o magnéticas</text:span><text:span text:style-name="T119"> [15]</text:span></text:p>
      <text:p text:style-name="P47"/>
      <text:p text:style-name="P105">Por ejemplo: si se tienen 8 operaciones de entrada/salida de almacenamiento secundario <text:span text:style-name="T123">en un bloque de código dado</text:span> y 4 procesadores <text:span text:style-name="T123">presentes en el sistema</text:span>, <text:s/>entonces el número de hilos <text:span text:style-name="T123">a usar</text:span> es 8, <text:s/><text:span text:style-name="T122">el equivalente a sólo dos operaciones secuenciales; éste resultado se puede obtener fácilmente al dividir la cantidad de hilos entre el número de procesadores: 8/4 = 2</text:span></text:p>
      <text:p text:style-name="P46"/>
      <text:p text:style-name="P46"/>
      <text:p text:style-name="P46"/>
      <text:p text:style-name="P43">3.2 <text:s/>Identificación de <text:span text:style-name="T110">módulos</text:span> <text:span text:style-name="T110">dóciles</text:span> <text:span text:style-name="T110">para la</text:span> ejecución en paralelo</text:p>
      <text:p text:style-name="P45"><text:tab/><text:span text:style-name="T23">Este paso es muy crítico e importante para la posterior reingeniería de cada módulo, </text:span><text:span text:style-name="T25">aunque existan criterios generales para la identificación de secciones de código para ser ejecutados en paralelo, éstos no son suficientes y tampoco correctos para todos los casos, por lo que se debe tener experiencia y usar la intuición para lograr una ejecución en paralelo eficaz y correcta.</text:span></text:p>
      <text:p text:style-name="P97"/>
      <text:p text:style-name="P48"><text:span text:style-name="T25">Para llevar acabo ésta tarea p</text:span><text:span text:style-name="T24">rimero </text:span><text:span text:style-name="T25">se analizan las</text:span><text:span text:style-name="T24"> secciones de código </text:span><text:span text:style-name="T26">especialmente los</text:span><text:span text:style-name="T25"> </text:span><text:span text:style-name="T24">ciclos</text:span><text:span text:style-name="T26"> de repetición</text:span><text:span text:style-name="T24">, luego se busca <text:s/>la posibilidad de</text:span><text:span text:style-name="T27">l manejo de datos </text:span><text:span text:style-name="T37">y/o operaciones de entrada/salida de almacenamiento</text:span><text:span text:style-name="T27"> de forma paralela.</text:span></text:p>
      <text:p text:style-name="P98"><text:soft-page-break/></text:p>
      <text:p text:style-name="P53"><text:span text:style-name="T29">El </text:span><text:span text:style-name="T10">las siguientes subsecciones <text:s/>se muestra</text:span><text:span text:style-name="T29">n</text:span><text:span text:style-name="T10"> </text:span><text:span text:style-name="T29">los</text:span><text:span text:style-name="T10"> resultado</text:span><text:span text:style-name="T29">s</text:span><text:span text:style-name="T10"> </text:span><text:span text:style-name="T29">de los estudios</text:span><text:span text:style-name="T10"> de cada módulo.</text:span></text:p>
      <text:p text:style-name="P49"><text:tab/></text:p>
      <text:p text:style-name="P50">3.2.1 <text:span text:style-name="T125">KernelBrainCemisid</text:span></text:p>
      <text:p text:style-name="P59"><text:bookmark-start text:name="__DdeLink__1149_1240506139"/>3.2.1.1<text:bookmark-end text:name="__DdeLink__1149_1240506139"/> <text:bookmark-start text:name="__DdeLink__1279_3482870080"/><text:bookmark-start text:name="__DdeLink__1546_3410107813"/>Constructor<text:bookmark-end text:name="__DdeLink__1546_3410107813"/> __init__<text:bookmark-end text:name="__DdeLink__1279_3482870080"/></text:p>
      <text:p text:style-name="P107"><text:tab/><text:bookmark-start text:name="__DdeLink__1287_3482870080"/>En el constructor de la clase,<text:bookmark-end text:name="__DdeLink__1287_3482870080"/> se hace la carga inicial de la memoria persistente de las destinas <text:tab/>redes neuronales del núcleo, <text:s/>las cuales son <text:span text:style-name="T124">operaciones de entrada/salida de almacenamiento <text:tab/></text:span>secundario.</text:p>
      <text:p text:style-name="P107"/>
      <text:p text:style-name="P107"><text:tab/>Dicha carga de cada clase o módulo es totalmente independiente de las otras, por lo que es <text:tab/><text:span text:style-name="T126">posible llevar a cabo el proceso de forma paralela sin enfrentar problemas de carreras en la <text:tab/>data cargada.</text:span></text:p>
      <text:p text:style-name="P50"/>
      <text:p text:style-name="P50"/>
      <text:p text:style-name="P52"><text:bookmark-start text:name="__DdeLink__1151_1240506139"/><text:span text:style-name="T126">3.2.1.2</text:span><text:bookmark-end text:name="__DdeLink__1151_1240506139"/><text:span text:style-name="T126"> _bip_addition</text:span></text:p>
      <text:p text:style-name="P114"><text:tab/>En el método privado bip de adición del protocolo ‘Bum-Bip-Check-Clack’, <text:span text:style-name="T129">la carga del <text:tab/>conocimiento de los sensores visuales y de oídos se hace de forma secuencial <text:s/>(ciclo de <text:tab/>repetición), y el resultado de cada conocimiento se guarda en un arreglo.</text:span></text:p>
      <text:p text:style-name="P44"/>
      <text:p text:style-name="P64"><text:bookmark-start text:name="__DdeLink__1275_3482870080"/>3.2.1.3 <text:s/>sight_recognize<text:bookmark-end text:name="__DdeLink__1275_3482870080"/></text:p>
      <text:p text:style-name="P64"><text:tab/><text:span text:style-name="T40">En el método publico del reconocimiento de vista, específicamente al encontrar un estado de <text:tab/>confusión -esto es se reconocen dos o mas figuras parecidas- la obtención de las relaciones de <text:tab/>vista se hace de forma secuencial para cada identificador del conjunto de neuronas <text:tab/>reconocidas. <text:s text:c="5"/></text:span></text:p>
      <text:p text:style-name="P127"/>
      <text:p text:style-name="P127"/>
      <text:p text:style-name="P134"><text:bookmark-start text:name="__DdeLink__1290_3482870080"/>3.2.2 RelNetwork</text:p>
      <text:p text:style-name="P66"><text:bookmark-start text:name="__DdeLink__1281_3482870080"/>3.2.2.1<text:bookmark-end text:name="__DdeLink__1281_3482870080"/> <text:span text:style-name="T126">Constructor __init__</text:span><text:bookmark-end text:name="__DdeLink__1290_3482870080"/></text:p>
      <text:p text:style-name="P66"><text:span text:style-name="T41"><text:tab/>En el constructor de la clase, </text:span><text:span text:style-name="T42">la lista de neuronas se genera de forma secuencial, la longitud de <text:tab/>la lista lo define el parámetro de entrada del constructor ‘neuron_count’. </text:span></text:p>
      <text:p text:style-name="P128"/>
      <text:p text:style-name="P66"><text:bookmark-start text:name="__DdeLink__1298_3482870080"/>3.2.2.<text:span text:style-name="T137">2 learn</text:span><text:bookmark-end text:name="__DdeLink__1298_3482870080"/></text:p>
      <text:p text:style-name="P66"><text:tab/><text:span text:style-name="T42">E</text:span><text:span text:style-name="T46">s</text:span><text:span text:style-name="T42"> </text:span><text:span text:style-name="T46">un</text:span><text:span text:style-name="T42"> método público que permite </text:span><text:span text:style-name="T44">adquirir</text:span><text:span text:style-name="T42"> nuevo conocimiento listo para aprender, </text:span><text:span text:style-name="T43">de forma <text:tab/>análoga a 3.2.2.1 la lista se genera de forma secuencial, </text:span><text:span text:style-name="T44">sólo que la cantidad de neuronas a <text:tab/>generar lo define la longitud de la lista de neuronas.</text:span></text:p>
      <text:p text:style-name="P42"/>
      <text:p text:style-name="P42"/>
      <text:p text:style-name="P68"><text:bookmark-start text:name="__DdeLink__1312_3482870080"/>3.2.2.3<text:bookmark-end text:name="__DdeLink__1312_3482870080"/> get_hearing_rels <text:s text:c="4"/>get_sight_rels</text:p>
      <text:p text:style-name="P68"><text:tab/><text:span text:style-name="T10">Éstos dos métodos son muy similares, obtienen las relaciones de oído y vista respectivamente, <text:tab/>en ambos </text:span><text:span text:style-name="T45">métodos</text:span><text:span text:style-name="T10"> se hace de forma secuencial; </text:span><text:span text:style-name="T45">pero se verifica </text:span><text:span text:style-name="T10">primero que </text:span><text:span text:style-name="T45">se reconoce el <text:tab/>sonido o la vista respectivamente y luego se obtiene y se agrega el conocimiento a la lista <text:tab/>correspondiente.</text:span></text:p>
      <text:p text:style-name="P42"/>
      <text:p text:style-name="P42"/>
      <text:p text:style-name="P42"/>
      <text:p text:style-name="P136"><text:bookmark-start text:name="__DdeLink__1544_3410107813"/><text:soft-page-break/>3.2.3 UncosciousFilteringblock<text:bookmark-end text:name="__DdeLink__1544_3410107813"/></text:p>
      <text:p text:style-name="P136">3.2.3.1 _<text:span text:style-name="T121">filter</text:span><text:span text:style-name="T145">_</text:span><text:span text:style-name="T146">biology</text:span></text:p>
      <text:p text:style-name="P136"><text:span text:style-name="T146"><text:tab/></text:span><text:span text:style-name="T147">Es un método privado, permite seleccionar la mejor entrada para la parte biológica.</text:span></text:p>
      <text:p text:style-name="P136"><text:span text:style-name="T147"><text:tab/>Se calcula de forma secuencia cada entrada </text:span><text:span text:style-name="T148">en búsqueda de la distancia mínima entre la suma <text:tab/>del estado interno biológico con el estado biológico de </text:span><text:span text:style-name="T149">cada</text:span><text:span text:style-name="T148"> entrada, dividid</text:span><text:span text:style-name="T149">a</text:span><text:span text:style-name="T148"> por el estado <text:tab/>biológico deseado.</text:span></text:p>
      <text:p text:style-name="P42"/>
      <text:p text:style-name="P42"><text:span text:style-name="T151">3.2.3.2 </text:span><text:tab/>_<text:span text:style-name="T151">filter_culture</text:span></text:p>
      <text:p text:style-name="P42"><text:tab/><text:span text:style-name="T49">En éste método </text:span><text:span text:style-name="T57">privado</text:span><text:span text:style-name="T49"> se presenta una lógica de programación análoga a 3.2.3.1, a diferencia que no <text:tab/>se calcula una distancia, sino se busca la memoria con el estado cultural máximo.</text:span></text:p>
      <text:p text:style-name="P42"/>
      <text:p text:style-name="P148">3.2.3.3 <text:s/>_filter_feelings</text:p>
      <text:p text:style-name="P146"><text:tab/> <text:span text:style-name="T49">Éste método </text:span><text:span text:style-name="T57">privado</text:span><text:span text:style-name="T49"> es análoga a 3.2.3.2, a diferencia que se busca la memoria con el mejor <text:tab/>sentimiento (máximo).</text:span></text:p>
      <text:p text:style-name="P42"/>
      <text:p text:style-name="P42"/>
      <text:p text:style-name="P42"/>
      <text:p text:style-name="P138"><text:bookmark-start text:name="__DdeLink__1559_3410107813"/>3.2.<text:span text:style-name="T152">4</text:span> <text:span text:style-name="T152">C</text:span>oscious<text:span text:style-name="T152">Decisions</text:span>block</text:p>
      <text:p text:style-name="P149"><text:bookmark-start text:name="__DdeLink__1552_3410107813"/>3.2.4.1<text:bookmark-end text:name="__DdeLink__1552_3410107813"/> <text:span text:style-name="T126">Constructor </text:span>__init__<text:bookmark-end text:name="__DdeLink__1559_3410107813"/></text:p>
      <text:p text:style-name="P133"><text:tab/><text:bookmark-start text:name="__DdeLink__1576_3410107813"/>En el constructor de la clase<text:bookmark-end text:name="__DdeLink__1576_3410107813"/>, se prepara un conjunto de entrenamiento, el cual usa valores <text:tab/>aleatorios en tres etapas para generar de forma secuencial el valor de elección de estado <text:tab/>biológico, cultural y sentimental <text:s/>y el de predicción.</text:p>
      <text:p text:style-name="P42"/>
      <text:p text:style-name="P42"/>
      <text:p text:style-name="P140"><text:bookmark-start text:name="__DdeLink__1585_3410107813"/>3.2.<text:span text:style-name="T154">5</text:span> <text:span text:style-name="T154">CulturalNetwork</text:span></text:p>
      <text:p text:style-name="P151"><text:bookmark-start text:name="__DdeLink__1582_3410107813"/><text:bookmark-start text:name="__DdeLink__1599_3410107813"/>3.2.5.1<text:bookmark-end text:name="__DdeLink__1582_3410107813"/> <text:span text:style-name="T126">Constructor __init__</text:span><text:bookmark-end text:name="__DdeLink__1599_3410107813"/><text:bookmark-end text:name="__DdeLink__1585_3410107813"/></text:p>
      <text:p text:style-name="P151"><text:tab/><text:span text:style-name="T53">En el constructor de la clase </text:span><text:span text:style-name="T54">la creación de grupos culturales es secuencial.</text:span><text:span text:style-name="T53"> </text:span><text:tab/></text:p>
      <text:p text:style-name="P42"/>
      <text:p text:style-name="P42"/>
      <text:p text:style-name="P153"><text:bookmark-start text:name="__DdeLink__1582_34101078132"/><text:bookmark-start text:name="__DdeLink__1603_3410107813"/>3.2.5.<text:bookmark-end text:name="__DdeLink__1582_34101078132"/><text:span text:style-name="T156">2</text:span> <text:s/><text:span text:style-name="T156">resize</text:span><text:bookmark-end text:name="__DdeLink__1603_3410107813"/></text:p>
      <text:p text:style-name="P153"><text:tab/><text:span text:style-name="T55">Éste método se encarga de llenar la lista de neuronas con memorias, de forma análoga a <text:tab/>3.2.5.1 <text:s/>los grupos culturales se crean de forma secuencial.</text:span></text:p>
      <text:p text:style-name="P42"/>
      <text:p text:style-name="P42"/>
      <text:p text:style-name="P155">3.2.6 DecisionsBlock</text:p>
      <text:p text:style-name="P155"><text:bookmark-start text:name="__DdeLink__1614_3410107813"/>3.2.6.1 <text:bookmark-end text:name="__DdeLink__1614_3410107813"/>get_output_memory</text:p>
      <text:p text:style-name="P155"><text:tab/><text:span text:style-name="T10">En éste método público se obtienen los grupos culturales y la memoria de la cual la decisión <text:tab/>se puede inferir, justamente el calculo de las entradas conscientes para inferir éstas últimas se <text:tab/>hace de forma secuencial.</text:span></text:p>
      <text:p text:style-name="P42"><text:tab/></text:p>
      <text:p text:style-name="P42"/>
      <text:p text:style-name="P42"/>
      <text:p text:style-name="P42"/>
      <text:p text:style-name="P42"/>
      <text:p text:style-name="P157">3.2.7 EpisodicMemory</text:p>
      <text:p text:style-name="P157"><text:soft-page-break/>3.2.7.1 retrieve_exact_memory</text:p>
      <text:p text:style-name="P42"><text:tab/><text:span text:style-name="T60">Éste método publico retorna la memoria exacta, excepto para el último elemento del <text:tab/>disparador, éstos son procesados de forma secuencial.</text:span></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3.3 <text:s/>Reingeniería de módulos <text:span text:style-name="T109">usando código paralelo.</text:span></text:p>
      <text:p text:style-name="P42"><text:span text:style-name="T30">* Se usa Python multiprocessing por los pool, </text:span><text:span text:style-name="T31">portabilidad etc</text:span></text:p>
      <text:p text:style-name="P96"/>
      <text:p text:style-name="P61"><text:span text:style-name="T31">p</text:span><text:span text:style-name="T10">orque se usa el fork de multiprocessing y dill</text:span></text:p>
      <text:p text:style-name="P129"/>
      <text:p text:style-name="P129"/>
      <text:p text:style-name="P62">Fases de reingeniería de cada módulo:</text:p>
      <text:p text:style-name="P130">1. Detección del sistema para determinar número de procesadores disponibles</text:p>
      <text:p text:style-name="P62"><text:span text:style-name="T10">2. Para operaciones de entrada salida se usa el algoritmo </text:span><text:span text:style-name="T38">de la sección </text:span><text:span text:style-name="T130">3.1.3 </text:span><text:span text:style-name="T38">para determinar el número <text:tab/>de hilos <text:tab/>virtuales.</text:span></text:p>
      <text:p text:style-name="P63"><text:span text:style-name="T38">3. <text:s/></text:span><text:span text:style-name="T10">Reestructuración y/o re-escritura del código si es necesario, para hacerlo ejecutar de forma paralela. <text:s text:c="2"/></text:span></text:p>
      <text:p text:style-name="P62"><text:span text:style-name="T39">4</text:span><text:span text:style-name="T38">. </text:span><text:span text:style-name="T39">Verificación de la correctitud de la modificación, haciendo varias consultas al Núcleo BrainCemisid. </text:span></text:p>
      <text:p text:style-name="P129"/>
      <text:p text:style-name="P90"/>
      <text:p text:style-name="P91">* <text:span text:style-name="T111">detalles por modulo: <text:s/>cambios realizados</text:span></text:p>
      <text:p text:style-name="P51">3.<text:span text:style-name="T127">3</text:span>.1 <text:span text:style-name="T125">KernelBrainCemisid</text:span></text:p>
      <text:p text:style-name="P91"><text:span text:style-name="T81">3.</text:span><text:span text:style-name="T82">3</text:span><text:span text:style-name="T81">.1.1 Constructor __init__</text:span></text:p>
      <text:p text:style-name="P92"><text:span text:style-name="T81"><text:tab/></text:span><text:span text:style-name="T83">C</text:span><text:span text:style-name="T128">ada carga de memoria se reescribe en forma de función lambda para ser usada como <text:tab/>parámetro para el método ‘apply_async’ de la clase Pool <text:s/>de la biblioteca ‘pathos’, éste método <text:tab/>permite una ejecución concurrente no bloqueante.</text:span></text:p>
      <text:p text:style-name="P113"><text:tab/></text:p>
      <text:p text:style-name="P112"><text:tab/>Nota: En esta tarea no se puede ejecutar las instrucciones en paralelo de forma tradicional, <text:tab/>donde la variante es la data de entrada, en cambio en este caso la variante es una carga de <text:tab/>archivos de memorias persistentes de clases distintas, por lo que el método ‘apply_async’ es el <text:tab/>apropiado para evitar la carga secuencial de ese tipo de tareas. <text:s text:c="3"/></text:p>
      <text:p text:style-name="P91"><text:tab/></text:p>
      <text:p text:style-name="P32"><text:soft-page-break/></text:p>
      <text:p text:style-name="P60">3.3.1.2 _bip_addition</text:p>
      <text:p text:style-name="P32"/>
      <text:p text:style-name="P160"><text:tab/><text:span text:style-name="T131">E</text:span>l contenido del ciclo se <text:span text:style-name="T131">encapsula en dos</text:span> función lambda:</text:p>
      <text:p text:style-name="P161"><text:tab/></text:p>
      <text:p text:style-name="P161"><text:span text:style-name="T132"><text:tab/>la primera recibe un </text:span><text:bookmark-start text:name="__DdeLink__1260_3482870080"/><text:span text:style-name="T132">identificador de oído que pertenece al </text:span><text:bookmark-end text:name="__DdeLink__1260_3482870080"/><text:span text:style-name="T132">resultado de adición y retorna un <text:tab/>elemento de conocimiento de oído.</text:span></text:p>
      <text:p text:style-name="P160"/>
      <text:p text:style-name="P160"><text:tab/><text:span text:style-name="T132">la segunda recibe <text:s/>un identificador <text:s/>de oído que pertenece al resultado de adición, calcula el <text:tab/>identificador de vista mediante la red relacional y retorna un elemento de conocimiento de <text:tab/>vista. </text:span></text:p>
      <text:p text:style-name="P160"/>
      <text:p text:style-name="P160"><text:tab/><text:span text:style-name="T133">Luego las funciones anteriores se usan como el primer parámetro para el método ‘map’ de la <text:tab/>clase ‘Pool’, y como segundo parámetro a la lista de resultados de adición, con el fin de <text:tab/>obtener las dos listas de conocimientos de salida de oído y vista respectivamente.</text:span></text:p>
      <text:p text:style-name="P160"/>
      <text:p text:style-name="P132"><text:tab/><text:span text:style-name="T142">Este método hace llamada al método get_hearing_rels <text:s/></text:span><text:bookmark-start text:name="__DdeLink__1312_348287008011"/><text:span text:style-name="T84">3.</text:span><text:span text:style-name="T85">2</text:span><text:span text:style-name="T84">.2.3</text:span><text:bookmark-end text:name="__DdeLink__1312_348287008011"/><text:span text:style-name="T143">, que ya se modificó para <text:tab/>ejecutarse en paralelo, y por limitaciones de la biblioteca multiprocessing de <text:s/>Python, no se <text:tab/>puede ejecutar un proceso en paralelo que a su vez tiene sub-procesos que se ejecuten en <text:tab/>paralelo.<text:line-break/><text:line-break/><text:tab/>Debido a ésta limitación se debe elegir a cual de los dos métodos ejecutar en paralelo, y el <text:tab/>criterio seleccionada es ejecutar el proceso con mayor peso computacional en paralelo. </text:span></text:p>
      <text:p text:style-name="P132"/>
      <text:p text:style-name="P131"/>
      <text:p text:style-name="P115"><text:s/></text:p>
      <text:p text:style-name="P162"><text:span text:style-name="T89">3.</text:span><text:span text:style-name="T90">3</text:span><text:span text:style-name="T89">.1.3 <text:s/>sight_recognize</text:span></text:p>
      <text:p text:style-name="P163"><text:span text:style-name="T88"><text:tab/></text:span><text:span text:style-name="T86">En éste método ocurre lo mismo que en 3.3.1.2, por lo que se elige al sub-método <text:tab/>get_sight_rels </text:span><text:span text:style-name="T91">3.2.2.3</text:span><text:span text:style-name="T86"> para ser ejecutado en paralelo, de forma análoga por ser el método con <text:tab/>mayor peso computacional. </text:span></text:p>
      <text:p text:style-name="P65"/>
      <text:p text:style-name="P65"/>
      <text:p text:style-name="P32"/>
      <text:p text:style-name="P32"/>
      <text:p text:style-name="P66">3.3.2 RelNetwork</text:p>
      <text:p text:style-name="P66"><text:bookmark-start text:name="__DdeLink__1281_34828700801"/>3.<text:span text:style-name="T137">3</text:span>.2.1<text:bookmark-end text:name="__DdeLink__1281_34828700801"/> <text:span text:style-name="T126">Constructor __init__</text:span></text:p>
      <text:p text:style-name="P66"/>
      <text:p text:style-name="P121"><text:span text:style-name="T136">self</text:span>.neuron_list = pool.map(<text:span text:style-name="T134">lambda </text:span>index: RelNeuron()<text:span text:style-name="T134">, </text:span><text:span text:style-name="T138">range</text:span>(neuron_count))</text:p>
      <text:p text:style-name="P32"/>
      <text:p text:style-name="P32"/>
      <text:p text:style-name="P67">3.<text:span text:style-name="T139">3</text:span>.2.<text:span text:style-name="T137">2 learn</text:span></text:p>
      <text:p text:style-name="P122">new_list = pool.map(<text:span text:style-name="T134">lambda </text:span>index: RelNeuron()<text:span text:style-name="T134">, </text:span><text:span text:style-name="T138">range</text:span>(<text:span text:style-name="T138">len</text:span>(<text:span text:style-name="T136">self</text:span>.neuron_list)))</text:p>
      <text:p text:style-name="P67"/>
      <text:p text:style-name="P32"><text:soft-page-break/></text:p>
      <text:p text:style-name="P32"/>
      <text:p text:style-name="P69"><text:bookmark-start text:name="__DdeLink__1312_34828700801"/>3.<text:span text:style-name="T144">3</text:span>.2.3<text:bookmark-end text:name="__DdeLink__1312_34828700801"/> get_hearing_rels <text:s text:c="4"/>get_sight_rels</text:p>
      <text:p text:style-name="P116">En ambos métodos se presenta un caso especial, donde se requiere hacer una verificación antes de agregar el valor a la lista, pero por limitaciones del método ‘map’ <text:s/>siempre se debe retornar un valor para cada entrada, lo que supone un problema para la consistencia de datos para ambas listas de relaciones a retornar, la solución aplicada se describe mediante el siguiente algoritmo <text:span text:style-name="T140">de dos fases</text:span>:</text:p>
      <text:p text:style-name="P117"/>
      <text:p text:style-name="P117">I. Si se reconoce el identificador se retorna el conocimiento, de lo contrario se retorna un valor nulo ‘None’</text:p>
      <text:p text:style-name="P117">II. Se filtra<text:span text:style-name="T141">n los posibles valores nulos de </text:span><text:s/>la lista de relaciones correspondiente.</text:p>
      <text:p text:style-name="P117"/>
      <text:p text:style-name="P121">sight_rels = pool.map(<text:span text:style-name="T134">lambda </text:span>index: <text:span text:style-name="T136">self</text:span>.neuron_list[index].get_knowledge() <text:span text:style-name="T134">if </text:span><text:span text:style-name="T136">self</text:span>.neuron_list[index].recognize_sight(s_id) <text:span text:style-name="T134">else None, </text:span><text:span text:style-name="T138">range</text:span>(<text:span text:style-name="T136">self</text:span>._index_ready_to_learn) )</text:p>
      <text:p text:style-name="P123">sight_rels = <text:span text:style-name="T138">filter</text:span>(<text:span text:style-name="T135">None</text:span><text:span text:style-name="T134">, </text:span>sight_rels)</text:p>
      <text:p text:style-name="P32"/>
      <text:p text:style-name="P32"/>
      <text:p text:style-name="P137">3.<text:span text:style-name="T150">3</text:span>.3 UncosciousFilteringblock</text:p>
      <text:p text:style-name="P137"><text:bookmark-start text:name="__DdeLink__1515_3410107813"/>3.<text:span text:style-name="T150">3</text:span>.3.1 <text:bookmark-end text:name="__DdeLink__1515_3410107813"/>_<text:span text:style-name="T121">filter</text:span><text:span text:style-name="T145">_</text:span><text:span text:style-name="T146">biology</text:span></text:p>
      <text:p text:style-name="P32"><text:tab/><text:span text:style-name="T47">En esté método se presenta una estructura de programación clásica, donde se calcula un <text:tab/>valor inicial, luego se itera sobre el resto de entradas haciendo el mismo cálculo buscando el <text:tab/>mínimo o el máximo según sea el caso.</text:span></text:p>
      <text:p text:style-name="P143"><text:span text:style-name="T47"><text:tab/><text:line-break/><text:tab/>Al ejecutar en paralelo la misma estructura se puede presentar la condición de carrera, que <text:tab/></text:span><text:span text:style-name="T48">lo más probable </text:span><text:span text:style-name="T47">dará un resultado errado; por esto se re-estructuro esa sección </text:span><text:span text:style-name="T48">como sigue, </text:span><text:span text:style-name="T47"><text:s/><text:tab/>con el objetivo de evitar la ocurrencia de dicha condición.</text:span></text:p>
      <text:p text:style-name="P143"><text:span text:style-name="T47"/></text:p>
      <text:p text:style-name="P143"><text:span text:style-name="T47"><text:tab/></text:span><text:span text:style-name="T48">El proceso iterativo se encapsula en una función privada que recibe un sólo parámetro, en este <text:tab/>caso una memoria; se obtiene el conocimiento desde la memoria, luego se calcula la distancia, <text:tab/>finalmente se retorna una dupla con la distancia calculada y la memoria.<text:line-break/><text:tab/><text:line-break/><text:tab/>Ésta función será ejecutada en paralelo usando el método ‘map’ de ‘multiprocessing’, con la <text:tab/>lista de todas las memorias, al terminar se calcula la distancia mínima , y se retorna la mejor <text:tab/>biología.</text:span></text:p>
      <text:p text:style-name="P143"><text:span text:style-name="T48"/></text:p>
      <text:p text:style-name="P147"><text:span text:style-name="T151">3.3.3.2 </text:span><text:tab/>_<text:span text:style-name="T151">filter_culture</text:span></text:p>
      <text:p text:style-name="P147"><text:tab/><text:span text:style-name="T50">Éste método es análogo a 3.3.3.1, a diferencia que en vez de calcular la distancia se obtiene <text:tab/>directamente el valor de cultura usando get_culture() para la memoria dada, por último se <text:tab/>calcula la máxima cultura desde la dupla.</text:span></text:p>
      <text:p text:style-name="P147"/>
      <text:p text:style-name="P144"><text:span text:style-name="T151">3.3.3.3 <text:s/>_filter_feelings</text:span><text:span text:style-name="T48"><text:tab/></text:span><text:span text:style-name="T47"><text:line-break/><text:tab/></text:span><text:span text:style-name="T50">Éste método es idéntico a 3.3.3.2, sólo que se calcula el sentimiento en vez de la cultura, pero </text:span><text:soft-page-break/><text:span text:style-name="T50"><text:tab/>a nivel de código sólo cambian los nombres de las variables y los métodos, por lo que se aplica <text:tab/>lo mismo.</text:span><text:span text:style-name="T47"><text:line-break/><text:tab/></text:span></text:p>
      <text:p text:style-name="P32"/>
      <text:p text:style-name="P32"/>
      <text:p text:style-name="P139">3.<text:span text:style-name="T153">3</text:span>.<text:span text:style-name="T152">4</text:span> <text:span text:style-name="T152">C</text:span>oscious<text:span text:style-name="T152">Decisions</text:span>block</text:p>
      <text:p text:style-name="P150"><text:bookmark-start text:name="__DdeLink__1552_34101078131"/>3.<text:span text:style-name="T153">3</text:span>.4.1<text:bookmark-end text:name="__DdeLink__1552_34101078131"/> <text:span text:style-name="T126">Constructor </text:span>__init__</text:p>
      <text:p text:style-name="P150"><text:tab/><text:span text:style-name="T51">Primero se encapsula el código de la generación del conjunto de entrenamiento, <text:s/>en una <text:tab/>función privada, que recibe un sólo parámetro, que permite limitar la cantidad a generar.<text:line-break/><text:tab/><text:line-break/><text:tab/>Luego la función es ejecutada con ‘Pool’ de ‘multiprocessing’, para generar el conjunto de <text:tab/>entrenamiento en paralelo, por último se asigna </text:span><text:span text:style-name="T52">el </text:span><text:span text:style-name="T51"><text:s/></text:span><text:span text:style-name="T52">resultado de la ejecución de ‘Pool’ a la <text:tab/>misma variable ‘training_set’. <text:s/></text:span></text:p>
      <text:p text:style-name="P32"><text:tab/></text:p>
      <text:p text:style-name="P32"/>
      <text:p text:style-name="P141">3.<text:span text:style-name="T155">3</text:span>.<text:span text:style-name="T154">5</text:span> <text:span text:style-name="T154">CulturalNetwork</text:span></text:p>
      <text:p text:style-name="P152"><text:bookmark-start text:name="__DdeLink__1582_34101078131"/><text:bookmark-start text:name="__DdeLink__1592_3410107813"/><text:bookmark-start text:name="__DdeLink__1596_3410107813"/>3.<text:span text:style-name="T155">3</text:span>.5.1<text:bookmark-end text:name="__DdeLink__1582_34101078131"/><text:bookmark-end text:name="__DdeLink__1592_3410107813"/> <text:span text:style-name="T126">Constructor __init__</text:span><text:bookmark-end text:name="__DdeLink__1596_3410107813"/></text:p>
      <text:p text:style-name="P152"><text:tab/><text:span text:style-name="T54">En éste constructor, se encapsula el código de generación de grupo cultural en una función <text:tab/>lambda, que tiene como único parámetro a ‘index’, para contar la cantidad a generar, luego la <text:tab/>función es ejecutada en ‘Pool’ </text:span><text:bookmark-start text:name="__DdeLink__1624_3410107813"/><text:span text:style-name="T54">de ‘multiprocessing’ para obtener una lista</text:span><text:bookmark-end text:name="__DdeLink__1624_3410107813"/><text:span text:style-name="T54"> de grupos <text:tab/>culturales de forma paralela.</text:span></text:p>
      <text:p text:style-name="P32"/>
      <text:p text:style-name="P154"><text:bookmark-start text:name="__DdeLink__1582_341010781321"/>3.<text:span text:style-name="T157">3</text:span>.5.<text:bookmark-end text:name="__DdeLink__1582_341010781321"/><text:span text:style-name="T156">2</text:span> <text:s/><text:span text:style-name="T156">resize</text:span></text:p>
      <text:p text:style-name="P154"><text:tab/><text:span text:style-name="T56">De forma análoga a 3.3.5.1, se obtiene la lista de los grupos culturales de forma paralela.</text:span></text:p>
      <text:p text:style-name="P154"><text:span text:style-name="T56"/></text:p>
      <text:p text:style-name="P156">3.<text:span text:style-name="T157">3</text:span>.6 DecisionsBlock</text:p>
      <text:p text:style-name="P156"><text:bookmark-start text:name="__DdeLink__1614_34101078131"/><text:span text:style-name="T56">3.</text:span><text:span text:style-name="T58">3</text:span><text:span text:style-name="T56">.6.1 </text:span><text:bookmark-end text:name="__DdeLink__1614_34101078131"/><text:span text:style-name="T56">get_output_memory</text:span></text:p>
      <text:p text:style-name="P156"><text:span text:style-name="T56"><text:tab/></text:span><text:span text:style-name="T58">Primero se encapsula el código en una función lambda, con la memoria como el único <text:tab/>parámetro de entrada, para obtener el conocimiento relacionado a dicha memoria.<text:line-break/><text:line-break/><text:tab/>Luego ésta función es ejecutada en un ‘Pool’ <text:s/></text:span><text:span text:style-name="T54">de ‘multiprocessing’ para obtener una lista </text:span><text:span text:style-name="T58">de <text:tab/>entradas conscientes que </text:span><text:span text:style-name="T59">a su vez</text:span><text:span text:style-name="T58"> serán usadas para obtener la salida consciente.</text:span></text:p>
      <text:p text:style-name="P154"><text:span text:style-name="T56"/></text:p>
      <text:p text:style-name="P32"/>
      <text:p text:style-name="P32"/>
      <text:p text:style-name="P158">3.<text:span text:style-name="T158">3</text:span>.7 EpisodicMemory</text:p>
      <text:p text:style-name="P158">3.<text:span text:style-name="T158">3</text:span>.7.1 retrieve_exact_memory</text:p>
      <text:p text:style-name="P159"><text:tab/><text:span text:style-name="T61">E</text:span><text:span text:style-name="T47">n esté método se presenta </text:span><text:span text:style-name="T62">otra</text:span><text:span text:style-name="T47"> estructura de programación </text:span><text:span text:style-name="T62">poco común, donde se itera sobre <text:tab/>un rango procesando el método ‘bip’ del protocolo’bbcc’ en todas las iteraciones excepto la <text:tab/>último, donde ahora se usa el método ‘check’ del mismo protocolo con el último disparador <text:tab/>para obtener la memoria exacta.<text:line-break/><text:line-break/><text:tab/></text:span><text:span text:style-name="T63">Para la ejecución de éste código en paralelo, primero se separan el proceso en dos tareas:</text:span></text:p>
      <text:p text:style-name="P159"><text:soft-page-break/><text:span text:style-name="T63"><text:tab/></text:span><text:span text:style-name="T65">- </text:span><text:span text:style-name="T63">la primera procesa los ‘bip’ de todos los <text:s/>disparadores excepto el último, ésta tarea se <text:tab/>encapsula en una función lambda, </text:span><text:span text:style-name="T64">con el indice del disparador como parámetro único de <text:tab/>entrada, </text:span><text:span text:style-name="T65">la cual es ejecutada</text:span><text:span text:style-name="T58"> en un ‘Pool’ <text:s/></text:span><text:span text:style-name="T54">de ‘multiprocessing’.</text:span></text:p>
      <text:p text:style-name="P159"><text:span text:style-name="T54"><text:tab/></text:span></text:p>
      <text:p text:style-name="P159"><text:span text:style-name="T54"><text:tab/></text:span><text:span text:style-name="T65">- la segunda se encarga de retornar la memoria exacta del último disparador.</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Bibliografía:</text:p>
      <text:p text:style-name="P77"/>
      <text:p text:style-name="P2"><text:span text:style-name="T100">[1] Varios (2012). Blue brain project. </text:span><text:a xlink:type="simple" xlink:href="http://www.artificialbrains.com/" text:style-name="Internet_20_link" text:visited-style-name="Visited_20_Internet_20_Link">http://www.artificialbrains.com/</text:a><text:span text:style-name="T100">blue-brain-project.</text:span></text:p>
      <text:p text:style-name="P77"/>
      <text:p text:style-name="P79">[2] Gibney, lessons E. for (2015). Game-playing neuroscience. Software holds http://www.nature.com/news/game-playing-software-holds-lessons-for-neuroscience-1.16979.</text:p>
      <text:p text:style-name="P77"/>
      <text:p text:style-name="P77">[<text:span text:style-name="T69">3</text:span>] Andrade, L. (2012). Creación de una Red Neuronal en VLSI. Proyecto de Grado,</text:p>
      <text:p text:style-name="P77"><text:soft-page-break/>Universidad de Los Andes.</text:p>
      <text:p text:style-name="P77"/>
      <text:p text:style-name="P77">[<text:span text:style-name="T70">4</text:span>] Bruzual, R. (2015). BRAIN-CEMISID version 1.4 Diseño de un núcleo operacional para la construcción de un kernel-cerebro artificial implementado en programación paralela en el ambiente CUDA: Creación de la Lectura Comprensiva de Palabras. Proyecto de Grado, Universidad de Los Andes.</text:p>
      <text:p text:style-name="P77"/>
      <text:p text:style-name="P77">[<text:span text:style-name="T70">5</text:span>] Graterol, R. (2015). BRAIN-CEMISID versión J&amp;J. versión R. Diseño de un núcleo</text:p>
      <text:p text:style-name="P77">operacional para la construcción de un kernel-cerebro artificial implementado en</text:p>
      <text:p text:style-name="P77">programación paralela en el ambiente CUDA: Creacion de la Esfera de Capacidades.</text:p>
      <text:p text:style-name="P77">Proyecto de Grado, Universidad de Los Andes.</text:p>
      <text:p text:style-name="P77"/>
      <text:p text:style-name="P77">[<text:span text:style-name="T70">6</text:span>] Monsalve, J. (2014). BRAIN-CEMISID versión 1.0. Diseño de un núcleo operacional</text:p>
      <text:p text:style-name="P77">para la construcción de un kernel-cerebro artificial implementado en programación</text:p>
      <text:p text:style-name="P77">paralela en el ambiente CUDA: Creación del Estado Sensorial. Proyecto de Grado,</text:p>
      <text:p text:style-name="P77">Universidad de Los Andes.</text:p>
      <text:p text:style-name="P77"/>
      <text:p text:style-name="P77">[<text:span text:style-name="T70">7</text:span>] Muchacho, J. (2015). BRAIN-CEMISID versión J&amp;J. Diseño de un núcleo opera-</text:p>
      <text:p text:style-name="P77">cional para la construcción de un kernel-cerebro artificial implementado en progra-</text:p>
      <text:p text:style-name="P77">mación paralela en el ambiente CUDA: Creación del Mundo Cerebral. Proyecto de</text:p>
      <text:p text:style-name="P77">Grado, Universidad de Los Andes.</text:p>
      <text:p text:style-name="P80"/>
      <text:p text:style-name="P80"/>
      <text:p text:style-name="P81">[8] Andrade, L. (2012). Creación de una Red Neuronal en VLSI. Proyecto de Grado, Universidad de Los Andes.</text:p>
      <text:p text:style-name="P78"/>
      <text:p text:style-name="P77">[<text:span text:style-name="T71">9</text:span>] Rangel, C. (2012). Motor de Neuronas programado en paralelo Bajo el ambiente</text:p>
      <text:p text:style-name="P77">CUDA. Proyecto de Grado, Universidad de Los Andes.</text:p>
      <text:p text:style-name="P77"/>
      <text:p text:style-name="P82">[10] <text:span text:style-name="T75">Sosa B. (2016) BRAIN-CEMISID versión 1.5 Construcción de un kernel cerebro artificial implementado en programación paralela en el ambiente CUDA: Ensamblaje de las Esferas Sensorial, Analı́tica, Cultural, Relacional, de Capacidades y Perceptora</text:span></text:p>
      <text:p text:style-name="P83"/>
      <text:p text:style-name="P82">[11] <text:span text:style-name="T75">Fernández M. (2016) </text:span><text:s text:c="2"/><text:span text:style-name="T75">BRAIN-CEMISID versión 2.0 <text:s text:c="2"/>(aún por definir…)</text:span></text:p>
      <text:p text:style-name="P82"/>
      <text:p text:style-name="P76">[12] Sommerville, I. (2005). Ingenieria de Software. Pearson Educación S.A, Madrid,</text:p>
      <text:p text:style-name="P76">España, 7 edition.</text:p>
      <text:p text:style-name="P76"/>
      <text:p text:style-name="P84">[13] <text:s/>Flynn, M. (1972). Some computer organizations and their effectiveness. IEEE</text:p>
      <text:p text:style-name="P84">Trans. Comput., C-21:948.</text:p>
      <text:p text:style-name="P84"/>
      <text:p text:style-name="P119"><text:span text:style-name="T87">[</text:span><text:span text:style-name="T86">14] <text:s/>Houston, M. (2010) </text:span><text:span text:style-name="T87">General Purpose Computation on Graphics Processors (GPGPU)</text:span></text:p>
      <text:p text:style-name="P3"><text:a xlink:type="simple" xlink:href="https://graphics.stanford.edu/~mhouston/public_talks/R520-mhouston.pdf" text:style-name="Internet_20_link" text:visited-style-name="Visited_20_Internet_20_Link"><text:span text:style-name="T101">https://graphics.stanford.edu/~mhouston/public_talks/R520-mhouston.pdf</text:span></text:a></text:p>
      <text:p text:style-name="P85"/>
      <text:p text:style-name="P87"/>
      <text:p text:style-name="P86"><text:soft-page-break/></text:p>
      <text:p text:style-name="P104">[15] <text:s/>Ianatkin, (2012) <text:s/><text:span text:style-name="Citation"><text:span text:style-name="T118">Getting The Hang Of IOPS v1.3</text:span></text:span></text:p>
      <text:p text:style-name="P104"><text:span text:style-name="Citation"><text:span text:style-name="T118">https://www.symantec.com/connect/articles/getting-hang-iops-v13#a08</text:span></text:span></text:p>
      <text:p text:style-name="P35"/>
      <text:p text:style-name="P84"/>
      <text:p text:style-name="P84"/>
      <text:p text:style-name="P84"/>
      <text:p text:style-name="P33"/>
      <text:p text:style-name="P33"><text:span text:style-name="T103">8. </text:span>Palabras claves: <text:span text:style-name="T10">Cerebro </text:span><text:span text:style-name="T17">Artificial</text:span><text:span text:style-name="T10">, Programación Paralela, </text:span><text:span text:style-name="T16">Python, Red Neuronal, Modelado Computacional.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Code Pro" svg:font-family="'Source Code Pro'"/>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in" style:writing-mode="lr-tb"/>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66e6fe" officeooo:paragraph-rsid="0066e6f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2T17:29:14.860921886</meta:creation-date>
    <meta:generator>LibreOffice/5.3.0.3$Linux_X86_64 LibreOffice_project/30m0$Build-3</meta:generator>
    <dc:date>2017-03-30T16:53:30.480650060</dc:date>
    <meta:editing-duration>PT22H6M58S</meta:editing-duration>
    <meta:editing-cycles>173</meta:editing-cycles>
    <meta:document-statistic meta:table-count="0" meta:image-count="0" meta:object-count="0" meta:page-count="16" meta:paragraph-count="225" meta:word-count="3915" meta:character-count="25771" meta:non-whitespace-character-count="21827"/>
  </office:meta>
</office:document-meta>
</file>